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0931in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3.3465in" style:rel-column-width="32767*"/>
    </style:style>
    <style:style style:name="Table19.B" style:family="table-column">
      <style:table-column-properties style:column-width="3.3465in" style:rel-column-width="32768*"/>
    </style:style>
    <style:style style:name="Table19.A1" style:family="table-cell">
      <style:table-cell-properties style:writing-mode="page"/>
    </style:style>
    <style:style style:name="Table19.3" style:family="table-row">
      <style:table-row-properties style:min-row-height="0.0931in"/>
    </style:style>
    <style:style style:name="Table31" style:family="table">
      <style:table-properties style:width="6.6931in" table:align="margins"/>
    </style:style>
    <style:style style:name="Table31.A" style:family="table-column">
      <style:table-column-properties style:column-width="3.3465in" style:rel-column-width="32767*"/>
    </style:style>
    <style:style style:name="Table31.B" style:family="table-column">
      <style:table-column-properties style:column-width="3.3465in" style:rel-column-width="32768*"/>
    </style:style>
    <style:style style:name="Table31.A1" style:family="table-cell">
      <style:table-cell-properties style:writing-mode="page"/>
    </style:style>
    <style:style style:name="Table31.3" style:family="table-row">
      <style:table-row-properties style:min-row-height="0.0931in"/>
    </style:style>
    <style:style style:name="Table32" style:family="table">
      <style:table-properties style:width="6.6931in" table:align="margins"/>
    </style:style>
    <style:style style:name="Table32.A" style:family="table-column">
      <style:table-column-properties style:column-width="3.3465in" style:rel-column-width="32767*"/>
    </style:style>
    <style:style style:name="Table32.B" style:family="table-column">
      <style:table-column-properties style:column-width="3.3465in" style:rel-column-width="32768*"/>
    </style:style>
    <style:style style:name="Table32.A1" style:family="table-cell">
      <style:table-cell-properties style:writing-mode="page"/>
    </style:style>
    <style:style style:name="Table32.3" style:family="table-row">
      <style:table-row-properties style:min-row-height="0.0931in"/>
    </style:style>
    <style:style style:name="Table33" style:family="table">
      <style:table-properties style:width="6.6931in" table:align="margins"/>
    </style:style>
    <style:style style:name="Table33.A" style:family="table-column">
      <style:table-column-properties style:column-width="3.3465in" style:rel-column-width="32767*"/>
    </style:style>
    <style:style style:name="Table33.B" style:family="table-column">
      <style:table-column-properties style:column-width="3.3465in" style:rel-column-width="32768*"/>
    </style:style>
    <style:style style:name="Table33.A1" style:family="table-cell">
      <style:table-cell-properties style:writing-mode="page"/>
    </style:style>
    <style:style style:name="Table33.3" style:family="table-row">
      <style:table-row-properties style:min-row-height="0.0931in"/>
    </style:style>
    <style:style style:name="Table34" style:family="table">
      <style:table-properties style:width="6.6931in" table:align="margins"/>
    </style:style>
    <style:style style:name="Table34.A" style:family="table-column">
      <style:table-column-properties style:column-width="3.3465in" style:rel-column-width="32767*"/>
    </style:style>
    <style:style style:name="Table34.B" style:family="table-column">
      <style:table-column-properties style:column-width="3.3465in" style:rel-column-width="32768*"/>
    </style:style>
    <style:style style:name="Table34.A1" style:family="table-cell">
      <style:table-cell-properties style:writing-mode="page"/>
    </style:style>
    <style:style style:name="Table34.3" style:family="table-row">
      <style:table-row-properties style:min-row-height="0.0931in"/>
    </style:style>
    <style:style style:name="Table35" style:family="table">
      <style:table-properties style:width="6.6931in" table:align="margins"/>
    </style:style>
    <style:style style:name="Table35.A" style:family="table-column">
      <style:table-column-properties style:column-width="3.3465in" style:rel-column-width="32767*"/>
    </style:style>
    <style:style style:name="Table35.B" style:family="table-column">
      <style:table-column-properties style:column-width="3.3465in" style:rel-column-width="32768*"/>
    </style:style>
    <style:style style:name="Table35.A1" style:family="table-cell">
      <style:table-cell-properties style:writing-mode="page"/>
    </style:style>
    <style:style style:name="Table35.3" style:family="table-row">
      <style:table-row-properties style:min-row-height="0.0931in"/>
    </style:style>
    <style:style style:name="Table36" style:family="table">
      <style:table-properties style:width="6.6931in" table:align="margins"/>
    </style:style>
    <style:style style:name="Table36.A" style:family="table-column">
      <style:table-column-properties style:column-width="3.3465in" style:rel-column-width="32767*"/>
    </style:style>
    <style:style style:name="Table36.B" style:family="table-column">
      <style:table-column-properties style:column-width="3.3465in" style:rel-column-width="32768*"/>
    </style:style>
    <style:style style:name="Table36.A1" style:family="table-cell">
      <style:table-cell-properties style:writing-mode="page"/>
    </style:style>
    <style:style style:name="Table36.3" style:family="table-row">
      <style:table-row-properties style:min-row-height="0.0931in"/>
    </style:style>
    <style:style style:name="Table37" style:family="table">
      <style:table-properties style:width="6.6931in" table:align="margins"/>
    </style:style>
    <style:style style:name="Table37.A" style:family="table-column">
      <style:table-column-properties style:column-width="3.3465in" style:rel-column-width="32767*"/>
    </style:style>
    <style:style style:name="Table37.B" style:family="table-column">
      <style:table-column-properties style:column-width="3.3465in" style:rel-column-width="32768*"/>
    </style:style>
    <style:style style:name="Table37.A1" style:family="table-cell">
      <style:table-cell-properties style:writing-mode="page"/>
    </style:style>
    <style:style style:name="Table37.3" style:family="table-row">
      <style:table-row-properties style:min-row-height="0.0931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style:writing-mode="page"/>
    </style:style>
    <style:style style:name="Table2.3" style:family="table-row">
      <style:table-row-properties style:min-row-height="0.0931in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style:writing-mode="page"/>
    </style:style>
    <style:style style:name="Table4.3" style:family="table-row">
      <style:table-row-properties style:min-row-height="0.0931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style:writing-mode="page"/>
    </style:style>
    <style:style style:name="Table5.3" style:family="table-row">
      <style:table-row-properties style:min-row-height="0.0931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style:writing-mode="page"/>
    </style:style>
    <style:style style:name="Table6.3" style:family="table-row">
      <style:table-row-properties style:min-row-height="0.0931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style:writing-mode="page"/>
    </style:style>
    <style:style style:name="Table3.3" style:family="table-row">
      <style:table-row-properties style:min-row-height="0.0931in"/>
    </style:style>
    <style:style style:name="Table38" style:family="table">
      <style:table-properties style:width="6.6931in" table:align="margins"/>
    </style:style>
    <style:style style:name="Table38.A" style:family="table-column">
      <style:table-column-properties style:column-width="3.3465in" style:rel-column-width="32767*"/>
    </style:style>
    <style:style style:name="Table38.B" style:family="table-column">
      <style:table-column-properties style:column-width="3.3465in" style:rel-column-width="32768*"/>
    </style:style>
    <style:style style:name="Table38.A1" style:family="table-cell">
      <style:table-cell-properties style:writing-mode="page"/>
    </style:style>
    <style:style style:name="Table38.3" style:family="table-row">
      <style:table-row-properties style:min-row-height="0.0931in"/>
    </style:style>
    <style:style style:name="Table39" style:family="table">
      <style:table-properties style:width="6.6931in" table:align="margins"/>
    </style:style>
    <style:style style:name="Table39.A" style:family="table-column">
      <style:table-column-properties style:column-width="3.3465in" style:rel-column-width="32767*"/>
    </style:style>
    <style:style style:name="Table39.B" style:family="table-column">
      <style:table-column-properties style:column-width="3.3465in" style:rel-column-width="32768*"/>
    </style:style>
    <style:style style:name="Table39.A1" style:family="table-cell">
      <style:table-cell-properties style:writing-mode="page"/>
    </style:style>
    <style:style style:name="Table39.3" style:family="table-row">
      <style:table-row-properties style:min-row-height="0.0931in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style:writing-mode="page"/>
    </style:style>
    <style:style style:name="Table7.3" style:family="table-row">
      <style:table-row-properties style:min-row-height="0.0931in"/>
    </style:style>
    <style:style style:name="Table40" style:family="table">
      <style:table-properties style:width="6.6931in" table:align="margins"/>
    </style:style>
    <style:style style:name="Table40.A" style:family="table-column">
      <style:table-column-properties style:column-width="3.3465in" style:rel-column-width="32767*"/>
    </style:style>
    <style:style style:name="Table40.B" style:family="table-column">
      <style:table-column-properties style:column-width="3.3465in" style:rel-column-width="32768*"/>
    </style:style>
    <style:style style:name="Table40.A1" style:family="table-cell">
      <style:table-cell-properties style:writing-mode="page"/>
    </style:style>
    <style:style style:name="Table40.3" style:family="table-row">
      <style:table-row-properties style:min-row-height="0.0931in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style:writing-mode="page"/>
    </style:style>
    <style:style style:name="Table8.3" style:family="table-row">
      <style:table-row-properties style:min-row-height="0.0931in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style:writing-mode="page"/>
    </style:style>
    <style:style style:name="Table9.3" style:family="table-row">
      <style:table-row-properties style:min-row-height="0.0931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style:writing-mode="page"/>
    </style:style>
    <style:style style:name="Table10.3" style:family="table-row">
      <style:table-row-properties style:min-row-height="0.0931in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style:writing-mode="page"/>
    </style:style>
    <style:style style:name="Table11.3" style:family="table-row">
      <style:table-row-properties style:min-row-height="0.0931in"/>
    </style:style>
    <style:style style:name="Table11.4" style:family="table-row">
      <style:table-row-properties style:min-row-height="0.2646in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3.3465in" style:rel-column-width="32767*"/>
    </style:style>
    <style:style style:name="Table20.B" style:family="table-column">
      <style:table-column-properties style:column-width="3.3465in" style:rel-column-width="32768*"/>
    </style:style>
    <style:style style:name="Table20.A1" style:family="table-cell">
      <style:table-cell-properties style:writing-mode="page"/>
    </style:style>
    <style:style style:name="Table20.3" style:family="table-row">
      <style:table-row-properties style:min-row-height="0.0931in"/>
    </style:style>
    <style:style style:name="Table20.4" style:family="table-row">
      <style:table-row-properties style:min-row-height="0.2646in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style:writing-mode="page"/>
    </style:style>
    <style:style style:name="Table12.3" style:family="table-row">
      <style:table-row-properties style:min-row-height="0.0931in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3.3465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A1" style:family="table-cell">
      <style:table-cell-properties style:writing-mode="page"/>
    </style:style>
    <style:style style:name="Table13.3" style:family="table-row">
      <style:table-row-properties style:min-row-height="0.0931in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3.3465in" style:rel-column-width="32767*"/>
    </style:style>
    <style:style style:name="Table14.B" style:family="table-column">
      <style:table-column-properties style:column-width="3.3465in" style:rel-column-width="32768*"/>
    </style:style>
    <style:style style:name="Table14.A1" style:family="table-cell">
      <style:table-cell-properties style:writing-mode="page"/>
    </style:style>
    <style:style style:name="Table14.3" style:family="table-row">
      <style:table-row-properties style:min-row-height="0.0931in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3.3465in" style:rel-column-width="32767*"/>
    </style:style>
    <style:style style:name="Table15.B" style:family="table-column">
      <style:table-column-properties style:column-width="3.3465in" style:rel-column-width="32768*"/>
    </style:style>
    <style:style style:name="Table15.A1" style:family="table-cell">
      <style:table-cell-properties style:writing-mode="page"/>
    </style:style>
    <style:style style:name="Table15.3" style:family="table-row">
      <style:table-row-properties style:min-row-height="0.0931in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style:writing-mode="page"/>
    </style:style>
    <style:style style:name="Table16.3" style:family="table-row">
      <style:table-row-properties style:min-row-height="0.0931in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3.3465in" style:rel-column-width="32767*"/>
    </style:style>
    <style:style style:name="Table17.B" style:family="table-column">
      <style:table-column-properties style:column-width="3.3465in" style:rel-column-width="32768*"/>
    </style:style>
    <style:style style:name="Table17.A1" style:family="table-cell">
      <style:table-cell-properties style:writing-mode="page"/>
    </style:style>
    <style:style style:name="Table17.3" style:family="table-row">
      <style:table-row-properties style:min-row-height="0.0931in"/>
    </style:style>
    <style:style style:name="Table17.4" style:family="table-row">
      <style:table-row-properties style:min-row-height="0.2646in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3.3465in" style:rel-column-width="32767*"/>
    </style:style>
    <style:style style:name="Table18.B" style:family="table-column">
      <style:table-column-properties style:column-width="3.3465in" style:rel-column-width="32768*"/>
    </style:style>
    <style:style style:name="Table18.A1" style:family="table-cell">
      <style:table-cell-properties style:writing-mode="page"/>
    </style:style>
    <style:style style:name="Table18.3" style:family="table-row">
      <style:table-row-properties style:min-row-height="0.0931in"/>
    </style:style>
    <style:style style:name="P1" style:family="paragraph" style:parent-style-name="Standard">
      <style:text-properties style:font-name="Calibri" fo:font-size="18pt" fo:language="it" fo:country="IT" fo:font-weight="bold" officeooo:paragraph-rsid="001c7c1a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Calibri" fo:language="it" fo:country="IT" officeooo:paragraph-rsid="001c7c1a"/>
    </style:style>
    <style:style style:name="P3" style:family="paragraph" style:parent-style-name="Standard">
      <style:text-properties style:font-name="Calibri" fo:font-size="16pt" fo:language="it" fo:country="IT" fo:font-weight="bold" officeooo:paragraph-rsid="001c7c1a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Calibri" fo:language="it" fo:country="IT" officeooo:rsid="001c7c1a" officeooo:paragraph-rsid="001c7c1a"/>
    </style:style>
    <style:style style:name="P5" style:family="paragraph" style:parent-style-name="Standard" style:list-style-name="L1">
      <style:text-properties style:font-name="Calibri" fo:language="it" fo:country="IT" officeooo:rsid="0025b03f" officeooo:paragraph-rsid="0025b03f"/>
    </style:style>
    <style:style style:name="P6" style:family="paragraph" style:parent-style-name="Standard" style:list-style-name="L1">
      <style:text-properties style:font-name="Calibri" fo:language="it" fo:country="IT" officeooo:rsid="001c7c1a" officeooo:paragraph-rsid="001cd94d"/>
    </style:style>
    <style:style style:name="P7" style:family="paragraph" style:parent-style-name="Standard" style:list-style-name="L1">
      <style:text-properties style:font-name="Calibri" fo:language="it" fo:country="IT" officeooo:rsid="001cd94d" officeooo:paragraph-rsid="001cd94d"/>
    </style:style>
    <style:style style:name="P8" style:family="paragraph" style:parent-style-name="Standard" style:list-style-name="L1">
      <style:text-properties style:font-name="Calibri" fo:language="it" fo:country="IT" officeooo:rsid="00262e19" officeooo:paragraph-rsid="00262e19"/>
    </style:style>
    <style:style style:name="P9" style:family="paragraph" style:parent-style-name="Standard" style:list-style-name="L2">
      <style:text-properties style:font-name="Calibri" fo:font-size="12pt" fo:language="it" fo:country="IT" fo:font-weight="normal" officeooo:rsid="001cdee7" officeooo:paragraph-rsid="001cdee7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Calibri" fo:font-size="12pt" fo:language="it" fo:country="IT" fo:font-weight="normal" officeooo:rsid="00262e19" officeooo:paragraph-rsid="00262e19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Calibri" fo:language="it" fo:country="IT" officeooo:rsid="001cdee7" officeooo:paragraph-rsid="001cdee7"/>
    </style:style>
    <style:style style:name="P12" style:family="paragraph" style:parent-style-name="Standard" style:list-style-name="L2">
      <style:text-properties style:font-name="Calibri" fo:language="it" fo:country="IT" officeooo:rsid="001cf47c" officeooo:paragraph-rsid="001cf47c"/>
    </style:style>
    <style:style style:name="P13" style:family="paragraph" style:parent-style-name="Standard" style:list-style-name="L2">
      <style:text-properties style:font-name="Calibri" fo:language="it" fo:country="IT" officeooo:rsid="0025b03f" officeooo:paragraph-rsid="0025b03f"/>
    </style:style>
    <style:style style:name="P14" style:family="paragraph" style:parent-style-name="Standard" style:list-style-name="L2">
      <style:text-properties style:font-name="Calibri" fo:language="it" fo:country="IT" officeooo:rsid="00262e19" officeooo:paragraph-rsid="00262e19"/>
    </style:style>
    <style:style style:name="P15" style:family="paragraph" style:parent-style-name="Standard">
      <style:text-properties style:font-name="Calibri" fo:font-size="12pt" fo:language="it" fo:country="IT" fo:font-weight="normal" officeooo:rsid="002036d8" officeooo:paragraph-rsid="001c7c1a" style:font-size-asian="12pt" style:font-weight-asian="normal" style:font-size-complex="12pt" style:font-weight-complex="normal"/>
    </style:style>
    <style:style style:name="P16" style:family="paragraph" style:parent-style-name="Standard">
      <style:text-properties fo:language="it" fo:country="IT" officeooo:paragraph-rsid="001c7c1a"/>
    </style:style>
    <style:style style:name="P17" style:family="paragraph" style:parent-style-name="Standard">
      <style:text-properties fo:language="it" fo:country="IT" fo:font-weight="bold" officeooo:paragraph-rsid="001c7c1a" style:font-weight-asian="bold" style:font-weight-complex="bold"/>
    </style:style>
    <style:style style:name="P18" style:family="paragraph" style:parent-style-name="Standard">
      <style:text-properties style:font-name="Calibri" fo:font-size="12pt" fo:language="it" fo:country="IT" fo:font-weight="normal" officeooo:rsid="0020bdca" officeooo:paragraph-rsid="001c7c1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1e890b" officeooo:paragraph-rsid="001e890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1c7c1a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fo:font-weight="bold" officeooo:rsid="001e890b" officeooo:paragraph-rsid="001e890b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0bdca" officeooo:paragraph-rsid="001c7c1a" style:font-size-asian="12pt" style:font-size-complex="12pt"/>
    </style:style>
    <style:style style:name="P23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322346" officeooo:paragraph-rsid="001c7c1a" style:font-size-asian="12pt" style:font-size-complex="12pt"/>
    </style:style>
    <style:style style:name="P24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1c7c1a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language="it" fo:country="IT" fo:font-weight="bold" officeooo:paragraph-rsid="00262e19" style:font-weight-asian="bold" style:font-weight-complex="bold"/>
    </style:style>
    <style:style style:name="P26" style:family="paragraph" style:parent-style-name="Standard">
      <style:text-properties style:font-name="Calibri" fo:font-size="12pt" fo:language="it" fo:country="IT" fo:font-weight="normal" officeooo:rsid="0020bdca" officeooo:paragraph-rsid="00262e1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1e890b" officeooo:paragraph-rsid="00262e19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262e19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fo:font-weight="bold" officeooo:rsid="001e890b" officeooo:paragraph-rsid="00262e19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fo:font-weight="bold" officeooo:rsid="00262e19" officeooo:paragraph-rsid="00262e19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0bdca" officeooo:paragraph-rsid="00262e19" style:font-size-asian="12pt" style:font-size-complex="12pt"/>
    </style:style>
    <style:style style:name="P32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322346" officeooo:paragraph-rsid="00262e19" style:font-size-asian="12pt" style:font-size-complex="12pt"/>
    </style:style>
    <style:style style:name="P33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262e19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language="it" fo:country="IT" fo:font-weight="bold" officeooo:paragraph-rsid="001e890b" style:font-weight-asian="bold" style:font-weight-complex="bold"/>
    </style:style>
    <style:style style:name="P35" style:family="paragraph" style:parent-style-name="Standard">
      <style:text-properties style:font-name="Calibri" fo:font-size="12pt" fo:language="it" fo:country="IT" fo:font-weight="normal" officeooo:rsid="0020bdca" officeooo:paragraph-rsid="001e890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1e890b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0bdca" officeooo:paragraph-rsid="001e890b" style:font-size-asian="12pt" style:font-size-complex="12pt"/>
    </style:style>
    <style:style style:name="P38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322346" officeooo:paragraph-rsid="001e890b" style:font-size-asian="12pt" style:font-size-complex="12pt"/>
    </style:style>
    <style:style style:name="P39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1e890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in" fo:text-indent="0in" style:auto-text-indent="false"/>
      <style:text-properties style:font-name="Calibri" fo:font-size="12pt" fo:language="it" fo:country="IT" fo:font-weight="normal" officeooo:rsid="0020bdca" officeooo:paragraph-rsid="001e890b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Calibri" fo:font-size="12pt" fo:language="it" fo:country="IT" fo:font-weight="normal" officeooo:rsid="0020bdca" officeooo:paragraph-rsid="001c7c1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2341" officeooo:paragraph-rsid="00202341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fo:font-weight="bold" officeooo:rsid="00202341" officeooo:paragraph-rsid="00202341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left="0.4925in" fo:text-indent="0in" style:auto-text-indent="false"/>
      <style:text-properties fo:language="it" fo:country="IT" fo:font-weight="normal" officeooo:paragraph-rsid="00262e19" style:font-weight-asian="normal" style:font-weight-complex="normal"/>
    </style:style>
    <style:style style:name="P45" style:family="paragraph" style:parent-style-name="Standard">
      <style:paragraph-properties fo:margin-left="0in" fo:text-indent="0in" style:auto-text-indent="false"/>
      <style:text-properties fo:language="it" fo:country="IT" fo:font-weight="normal" officeooo:paragraph-rsid="00262e19" style:font-weight-asian="normal" style:font-weight-complex="normal"/>
    </style:style>
    <style:style style:name="P46" style:family="paragraph" style:parent-style-name="Standard">
      <style:text-properties fo:language="it" fo:country="IT" fo:font-weight="bold" officeooo:paragraph-rsid="00202341" style:font-weight-asian="bold" style:font-weight-complex="bold"/>
    </style:style>
    <style:style style:name="P47" style:family="paragraph" style:parent-style-name="Standard">
      <style:text-properties style:font-name="Calibri" fo:font-size="12pt" fo:language="it" fo:country="IT" fo:font-weight="normal" officeooo:rsid="0020bdca" officeooo:paragraph-rsid="0020234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202341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0bdca" officeooo:paragraph-rsid="00202341" style:font-size-asian="12pt" style:font-size-complex="12pt"/>
    </style:style>
    <style:style style:name="P50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322346" officeooo:paragraph-rsid="00202341" style:font-size-asian="12pt" style:font-size-complex="12pt"/>
    </style:style>
    <style:style style:name="P51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202341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libri" fo:font-size="12pt" fo:language="it" fo:country="IT" fo:font-weight="bold" officeooo:rsid="0020bdca" officeooo:paragraph-rsid="00202341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9a5" officeooo:paragraph-rsid="0020b9a5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fo:font-weight="bold" officeooo:rsid="0020b9a5" officeooo:paragraph-rsid="0020b9a5" style:font-size-asian="12pt" style:font-weight-asian="bold" style:font-size-complex="12pt" style:font-weight-complex="bold"/>
    </style:style>
    <style:style style:name="P55" style:family="paragraph" style:parent-style-name="Standard">
      <style:text-properties fo:language="it" fo:country="IT" fo:font-weight="bold" officeooo:paragraph-rsid="0020b9a5" style:font-weight-asian="bold" style:font-weight-complex="bold"/>
    </style:style>
    <style:style style:name="P56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2341" officeooo:paragraph-rsid="0020b9a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20b9a5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0bdca" officeooo:paragraph-rsid="0020b9a5" style:font-size-asian="12pt" style:font-size-complex="12pt"/>
    </style:style>
    <style:style style:name="P59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322346" officeooo:paragraph-rsid="0020b9a5" style:font-size-asian="12pt" style:font-size-complex="12pt"/>
    </style:style>
    <style:style style:name="P60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20b9a5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libri" fo:font-size="12pt" fo:language="it" fo:country="IT" fo:font-weight="normal" officeooo:rsid="0020bdca" officeooo:paragraph-rsid="0020b9a5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Calibri" fo:font-size="12pt" fo:language="it" fo:country="IT" fo:font-weight="bold" officeooo:rsid="0020bdca" officeooo:paragraph-rsid="001e890b" style:font-size-asian="12pt" style:font-weight-asian="bold" style:font-size-complex="12pt" style:font-weight-complex="bold"/>
    </style:style>
    <style:style style:name="P63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5073b" officeooo:paragraph-rsid="0025073b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fo:font-weight="bold" officeooo:rsid="0025073b" officeooo:paragraph-rsid="0025073b" style:font-size-asian="12pt" style:font-weight-asian="bold" style:font-size-complex="12pt" style:font-weight-complex="bold"/>
    </style:style>
    <style:style style:name="P65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def61" officeooo:paragraph-rsid="001e890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def61" officeooo:paragraph-rsid="0025073b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5073b" officeooo:paragraph-rsid="0025073b" style:font-size-asian="12pt" style:font-size-complex="12pt"/>
    </style:style>
    <style:style style:name="P68" style:family="paragraph" style:parent-style-name="Standard" style:list-style-name="L3">
      <style:text-properties style:font-name="Calibri" fo:font-size="12pt" fo:language="it" fo:country="IT" fo:font-weight="normal" officeooo:rsid="0025073b" officeooo:paragraph-rsid="0025073b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62e19" officeooo:paragraph-rsid="00262e19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5073b" officeooo:paragraph-rsid="00262e19" style:font-size-asian="12pt" style:font-size-complex="12pt"/>
    </style:style>
    <style:style style:name="P71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62e19" officeooo:paragraph-rsid="00262e19" style:font-size-asian="12pt" style:font-size-complex="12pt"/>
    </style:style>
    <style:style style:name="P72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5415a" officeooo:paragraph-rsid="0025415a" style:font-size-asian="12pt" style:font-size-complex="12pt"/>
    </style:style>
    <style:style style:name="P73" style:family="paragraph" style:parent-style-name="Standard">
      <style:text-properties fo:language="it" fo:country="IT" fo:font-weight="bold" officeooo:paragraph-rsid="0025415a" style:font-weight-asian="bold" style:font-weight-complex="bold"/>
    </style:style>
    <style:style style:name="P74" style:family="paragraph" style:parent-style-name="Standard">
      <style:text-properties style:font-name="Calibri" fo:font-size="12pt" fo:language="it" fo:country="IT" fo:font-weight="normal" officeooo:rsid="0020bdca" officeooo:paragraph-rsid="0025415a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5073b" officeooo:paragraph-rsid="0025415a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def61" officeooo:paragraph-rsid="0025415a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25415a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fo:font-weight="bold" officeooo:rsid="0025073b" officeooo:paragraph-rsid="0025415a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fo:font-weight="bold" officeooo:rsid="0025415a" officeooo:paragraph-rsid="0025415a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0bdca" officeooo:paragraph-rsid="0025415a" style:font-size-asian="12pt" style:font-size-complex="12pt"/>
    </style:style>
    <style:style style:name="P81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25073b" officeooo:paragraph-rsid="0025415a" style:font-size-asian="12pt" style:font-size-complex="12pt"/>
    </style:style>
    <style:style style:name="P82" style:family="paragraph" style:parent-style-name="Table_20_Contents">
      <style:paragraph-properties fo:margin-left="0.4925in" fo:text-align="center" style:justify-single-word="false" fo:text-indent="0in" style:auto-text-indent="false"/>
      <style:text-properties style:font-name="Calibri" fo:font-size="12pt" fo:language="it" fo:country="IT" officeooo:rsid="00322346" officeooo:paragraph-rsid="0025415a" style:font-size-asian="12pt" style:font-size-complex="12pt"/>
    </style:style>
    <style:style style:name="P83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0bdca" officeooo:paragraph-rsid="0025415a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libri" fo:font-size="12pt" fo:language="it" fo:country="IT" fo:font-weight="bold" officeooo:rsid="0020bdca" officeooo:paragraph-rsid="0025415a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.4925in" fo:text-indent="0in" style:auto-text-indent="false"/>
      <style:text-properties style:font-name="Calibri" fo:font-size="12pt" fo:language="it" fo:country="IT" fo:font-weight="normal" officeooo:rsid="0025415a" officeooo:paragraph-rsid="0025415a" style:font-size-asian="12pt" style:font-weight-asian="normal" style:font-size-complex="12pt" style:font-weight-complex="normal"/>
    </style:style>
    <style:style style:name="T1" style:family="text">
      <style:text-properties officeooo:rsid="001cd94d"/>
    </style:style>
    <style:style style:name="T2" style:family="text">
      <style:text-properties officeooo:rsid="00262e19"/>
    </style:style>
    <style:style style:name="T3" style:family="text">
      <style:text-properties officeooo:rsid="001cf47c"/>
    </style:style>
    <style:style style:name="T4" style:family="text">
      <style:text-properties style:font-name="Calibri" fo:font-size="12pt" fo:font-weight="normal" officeooo:rsid="0020bdca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officeooo:rsid="0020bdca" style:font-size-asian="12pt" style:font-size-complex="12pt"/>
    </style:style>
    <style:style style:name="T6" style:family="text">
      <style:text-properties style:font-name="Calibri" fo:font-size="12pt" fo:font-style="italic" officeooo:rsid="001e890b" style:font-size-asian="12pt" style:font-style-asian="italic" style:font-size-complex="12pt" style:font-style-complex="italic"/>
    </style:style>
    <style:style style:name="T7" style:family="text">
      <style:text-properties style:font-name="Calibri" fo:font-size="12pt" officeooo:rsid="001e890b" style:font-size-asian="12pt" style:font-size-complex="12pt"/>
    </style:style>
    <style:style style:name="T8" style:family="text">
      <style:text-properties style:font-name="Calibri" fo:font-size="12pt" officeooo:rsid="00322346" style:font-size-asian="12pt" style:font-size-complex="12pt"/>
    </style:style>
    <style:style style:name="T9" style:family="text">
      <style:text-properties officeooo:rsid="00322346"/>
    </style:style>
    <style:style style:name="T10" style:family="text">
      <style:text-properties fo:font-style="italic" officeooo:rsid="001e890b" style:font-style-asian="italic" style:font-style-complex="italic"/>
    </style:style>
    <style:style style:name="T11" style:family="text">
      <style:text-properties officeooo:rsid="001e890b"/>
    </style:style>
    <style:style style:name="T12" style:family="text">
      <style:text-properties style:font-name="Calibri" fo:font-size="12pt" officeooo:rsid="00262e19" style:font-size-asian="12pt" style:font-size-complex="12pt"/>
    </style:style>
    <style:style style:name="T13" style:family="text">
      <style:text-properties fo:font-weight="bold" style:font-size-asian="12pt" style:font-weight-asian="bold" style:font-weight-complex="bold"/>
    </style:style>
    <style:style style:name="T14" style:family="text">
      <style:text-properties fo:font-style="italic" fo:font-weight="bold" officeooo:rsid="001e890b" style:font-size-asian="12pt" style:font-style-asian="italic" style:font-weight-asian="bold" style:font-style-complex="italic" style:font-weight-complex="bold"/>
    </style:style>
    <style:style style:name="T15" style:family="text">
      <style:text-properties fo:font-weight="bold" officeooo:rsid="001e890b" style:font-size-asian="12pt" style:font-weight-asian="bold" style:font-weight-complex="bold"/>
    </style:style>
    <style:style style:name="T16" style:family="text">
      <style:text-properties fo:font-weight="bold" officeooo:rsid="00322346" style:font-size-asian="12pt" style:font-weight-asian="bold" style:font-weight-complex="bold"/>
    </style:style>
    <style:style style:name="T17" style:family="text">
      <style:text-properties style:font-name="Calibri" fo:font-size="12pt" fo:font-style="italic" officeooo:rsid="00202341" style:font-size-asian="12pt" style:font-style-asian="italic" style:font-size-complex="12pt" style:font-style-complex="italic"/>
    </style:style>
    <style:style style:name="T18" style:family="text">
      <style:text-properties style:font-name="Calibri" fo:font-size="12pt" officeooo:rsid="00202341" style:font-size-asian="12pt" style:font-size-complex="12pt"/>
    </style:style>
    <style:style style:name="T19" style:family="text">
      <style:text-properties style:font-name="Calibri" fo:font-size="12pt" officeooo:rsid="0020bdca" style:font-size-asian="10.5pt" style:font-size-complex="12pt"/>
    </style:style>
    <style:style style:name="T20" style:family="text">
      <style:text-properties style:font-name="Calibri" fo:font-size="12pt" fo:font-style="italic" officeooo:rsid="00202341" style:font-size-asian="10.5pt" style:font-style-asian="italic" style:font-size-complex="12pt" style:font-style-complex="italic"/>
    </style:style>
    <style:style style:name="T21" style:family="text">
      <style:text-properties style:font-name="Calibri" fo:font-size="12pt" officeooo:rsid="00202341" style:font-size-asian="10.5pt" style:font-size-complex="12pt"/>
    </style:style>
    <style:style style:name="T22" style:family="text">
      <style:text-properties style:font-name="Calibri" fo:font-size="12pt" officeooo:rsid="0022edd6" style:font-size-asian="10.5pt" style:font-size-complex="12pt"/>
    </style:style>
    <style:style style:name="T23" style:family="text">
      <style:text-properties style:font-name="Calibri" fo:font-size="12pt" fo:font-weight="bold" officeooo:rsid="0020bdca" style:font-size-asian="12pt" style:font-weight-asian="bold" style:font-size-complex="12pt" style:font-weight-complex="bold"/>
    </style:style>
    <style:style style:name="T24" style:family="text">
      <style:text-properties style:font-name="Calibri" fo:font-size="12pt" fo:font-style="italic" fo:font-weight="bold" officeooo:rsid="002def61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style:font-name="Calibri" fo:font-size="12pt" fo:font-weight="bold" officeooo:rsid="00202341" style:font-size-asian="12pt" style:font-weight-asian="bold" style:font-size-complex="12pt" style:font-weight-complex="bold"/>
    </style:style>
    <style:style style:name="T26" style:family="text">
      <style:text-properties style:font-name="Calibri" fo:font-size="12pt" fo:font-weight="bold" officeooo:rsid="00322346" style:font-size-asian="12pt" style:font-weight-asian="bold" style:font-size-complex="12pt" style:font-weight-complex="bold"/>
    </style:style>
    <style:style style:name="T27" style:family="text">
      <style:text-properties fo:font-style="italic" officeooo:rsid="00202341" style:font-style-asian="italic" style:font-style-complex="italic"/>
    </style:style>
    <style:style style:name="T28" style:family="text">
      <style:text-properties officeooo:rsid="00202341"/>
    </style:style>
    <style:style style:name="T29" style:family="text">
      <style:text-properties officeooo:rsid="0022edd6"/>
    </style:style>
    <style:style style:name="T30" style:family="text">
      <style:text-properties officeooo:rsid="0020b9a5"/>
    </style:style>
    <style:style style:name="T31" style:family="text">
      <style:text-properties style:font-name="Calibri" fo:font-size="12pt" officeooo:rsid="0020b9a5" style:font-size-asian="12pt" style:font-size-complex="12pt"/>
    </style:style>
    <style:style style:name="T32" style:family="text">
      <style:text-properties style:font-size-asian="12pt"/>
    </style:style>
    <style:style style:name="T33" style:family="text">
      <style:text-properties fo:font-style="italic" officeooo:rsid="00202341" style:font-size-asian="12pt" style:font-style-asian="italic" style:font-style-complex="italic"/>
    </style:style>
    <style:style style:name="T34" style:family="text">
      <style:text-properties officeooo:rsid="0020b9a5" style:font-size-asian="12pt"/>
    </style:style>
    <style:style style:name="T35" style:family="text">
      <style:text-properties officeooo:rsid="00202341" style:font-size-asian="12pt"/>
    </style:style>
    <style:style style:name="T36" style:family="text">
      <style:text-properties officeooo:rsid="0022edd6" style:font-size-asian="12pt"/>
    </style:style>
    <style:style style:name="T37" style:family="text">
      <style:text-properties style:font-name="Calibri" fo:font-size="12pt" fo:font-style="italic" officeooo:rsid="0020b9a5" style:font-size-asian="12pt" style:font-style-asian="italic" style:font-size-complex="12pt" style:font-style-complex="italic"/>
    </style:style>
    <style:style style:name="T38" style:family="text">
      <style:text-properties fo:font-style="italic" officeooo:rsid="0020b9a5" style:font-size-asian="12pt" style:font-style-asian="italic" style:font-style-complex="italic"/>
    </style:style>
    <style:style style:name="T39" style:family="text">
      <style:text-properties style:font-name="Calibri" fo:font-size="12pt" fo:font-style="italic" officeooo:rsid="002def61" style:font-size-asian="12pt" style:font-style-asian="italic" style:font-size-complex="12pt" style:font-style-complex="italic"/>
    </style:style>
    <style:style style:name="T40" style:family="text">
      <style:text-properties fo:font-style="italic" officeooo:rsid="00322346" style:font-style-asian="italic" style:font-style-complex="italic"/>
    </style:style>
    <style:style style:name="T41" style:family="text">
      <style:text-properties officeooo:rsid="0025073b"/>
    </style:style>
    <style:style style:name="T42" style:family="text">
      <style:text-properties style:font-name="Calibri" fo:font-size="12pt" fo:font-style="italic" officeooo:rsid="0025073b" style:font-size-asian="12pt" style:font-style-asian="italic" style:font-size-complex="12pt" style:font-style-complex="italic"/>
    </style:style>
    <style:style style:name="T43" style:family="text">
      <style:text-properties style:font-name="Calibri" fo:font-size="12pt" officeooo:rsid="0025073b" style:font-size-asian="12pt" style:font-size-complex="12pt"/>
    </style:style>
    <style:style style:name="T44" style:family="text">
      <style:text-properties fo:font-style="italic" officeooo:rsid="0025073b" style:font-style-asian="italic" style:font-style-complex="italic"/>
    </style:style>
    <style:style style:name="T45" style:family="text">
      <style:text-properties style:font-name="Calibri" fo:font-size="12pt" fo:font-style="italic" officeooo:rsid="00262e19" style:font-size-asian="12pt" style:font-style-asian="italic" style:font-size-complex="12pt" style:font-style-complex="italic"/>
    </style:style>
    <style:style style:name="T46" style:family="text">
      <style:text-properties fo:font-style="italic" officeooo:rsid="00262e19" style:font-style-asian="italic" style:font-style-complex="italic"/>
    </style:style>
    <style:style style:name="T47" style:family="text">
      <style:text-properties officeooo:rsid="0025415a"/>
    </style:style>
    <style:style style:name="T48" style:family="text">
      <style:text-properties fo:font-style="italic" officeooo:rsid="0025415a" style:font-style-asian="italic" style:font-style-complex="italic"/>
    </style:style>
    <style:style style:name="T49" style:family="text">
      <style:text-properties style:font-name="Calibri" fo:font-size="12pt" officeooo:rsid="0025415a" style:font-size-asian="12pt" style:font-size-complex="12pt"/>
    </style:style>
    <style:style style:name="T50" style:family="text">
      <style:text-properties fo:font-style="italic" officeooo:rsid="0025415a" style:font-size-asian="12pt" style:font-style-asian="italic" style:font-style-complex="italic"/>
    </style:style>
    <style:style style:name="T51" style:family="text">
      <style:text-properties officeooo:rsid="0025415a" style:font-size-asian="12pt"/>
    </style:style>
    <style:style style:name="T52" style:family="text">
      <style:text-properties style:font-name="Calibri" fo:font-size="12pt" fo:font-style="italic" officeooo:rsid="0025415a" style:font-size-asian="12pt" style:font-style-asian="italic" style:font-size-complex="12pt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AZIONE CONCETTUALE</text:p>
      <text:p text:style-name="P2"/>
      <text:p text:style-name="P3">Entità individuate:</text:p>
      <text:list text:style-name="L1">
        <text:list-item>
          <text:p text:style-name="P4">Animale: Data, DataEsito, ID (PK)</text:p>
        </text:list-item>
        <text:list-item>
          <text:p text:style-name="P5">Esito: Nome, ID (PK)</text:p>
        </text:list-item>
        <text:list-item>
          <text:p text:style-name="P4">Causa: Nome, ID (PK)</text:p>
        </text:list-item>
        <text:list-item>
          <text:p text:style-name="P6">Localita: Nome, ID (PK)</text:p>
        </text:list-item>
        <text:list-item>
          <text:p text:style-name="P6">Eta: Nome, ID (PK)</text:p>
        </text:list-item>
        <text:list-item>
          <text:p text:style-name="P6">Fotografia: Nome, ID (PK)</text:p>
        </text:list-item>
        <text:list-item>
          <text:p text:style-name="P6">Marcaggio: Nome, ID (PK)</text:p>
        </text:list-item>
        <text:list-item>
          <text:p text:style-name="P6">Specie: Nome, ID (PK)</text:p>
        </text:list-item>
        <text:list-item>
          <text:p text:style-name="P6">Triage: Nome, ID (PK)</text:p>
        </text:list-item>
        <text:list-item>
          <text:p text:style-name="P6">Comune: Nome, ID (PK)</text:p>
        </text:list-item>
        <text:list-item>
          <text:p text:style-name="P6">Ordine: Nome, ID (PK)</text:p>
        </text:list-item>
        <text:list-item>
          <text:p text:style-name="P6">Diagnosi: <text:span text:style-name="T1">Data, DataRedazione, Temperatura, Peso, ID (PK)</text:span></text:p>
        </text:list-item>
        <text:list-item>
          <text:p text:style-name="P6">StatoPelliccia: Nome, ID (PK)</text:p>
        </text:list-item>
        <text:list-item>
          <text:p text:style-name="P6">StatoSensorio: Nome, ID (PK)</text:p>
        </text:list-item>
        <text:list-item>
          <text:p text:style-name="P4">Lesione: <text:span text:style-name="T1">ID (PK)</text:span></text:p>
        </text:list-item>
        <text:list-item>
          <text:p text:style-name="P6">Localizzazione: Nome, ID (PK)</text:p>
        </text:list-item>
        <text:list-item>
          <text:p text:style-name="P6">Distretto: Nome, ID (PK)</text:p>
        </text:list-item>
        <text:list-item>
          <text:p text:style-name="P6">TipologiaFrattura: Nome, ID (PK)</text:p>
        </text:list-item>
        <text:list-item>
          <text:p text:style-name="P4">Esami: <text:span text:style-name="T1">Data, ID (PK)</text:span></text:p>
        </text:list-item>
        <text:list-item>
          <text:p text:style-name="P6">TipologiaEsame: Nome, ID (PK)</text:p>
        </text:list-item>
        <text:list-item>
          <text:p text:style-name="P4">Terapia: <text:span text:style-name="T1">Data, Chirurgico, ID (PK)</text:span></text:p>
        </text:list-item>
        <text:list-item>
          <text:p text:style-name="P6">Farmaco: Nome, ID (PK)</text:p>
        </text:list-item>
        <text:list-item>
          <text:p text:style-name="P4">Operatore: <text:span text:style-name="T1">Nome, Cognome, Email, Telefono, ID (PK)</text:span></text:p>
        </text:list-item>
        <text:list-item>
          <text:p text:style-name="P6">TipologiaOperatore: Nome, ID (PK)</text:p>
        </text:list-item>
        <text:list-item>
          <text:p text:style-name="P6">Aiutante: <text:span text:style-name="T1">Nome, Cognome, Email, Telefono, ID (PK)</text:span></text:p>
        </text:list-item>
        <text:list-item>
          <text:p text:style-name="P7">Indirizzo: Denominazione, Civico, CAP, ID (PK)</text:p>
        </text:list-item>
        <text:list-item>
          <text:p text:style-name="P6">Ente: Nome, ID (PK)</text:p>
        </text:list-item>
        <text:list-item>
          <text:p text:style-name="P8">Ruolo: Nome, ID (PK)</text:p>
        </text:list-item>
      </text:list>
      <text:p text:style-name="P2"/>
      <text:p text:style-name="P3">Associazioni indivuate:</text:p>
      <text:list text:style-name="L2">
        <text:list-item>
          <text:p text:style-name="P9">Animale-Causa: Corrisponde<text:span text:style-name="T2">re</text:span></text:p>
        </text:list-item>
        <text:list-item>
          <text:p text:style-name="P9">Animale-Localita: Corrisponde<text:span text:style-name="T2">re</text:span></text:p>
        </text:list-item>
        <text:list-item>
          <text:p text:style-name="P9">Animale-Eta: Corrisponde<text:span text:style-name="T2">re</text:span></text:p>
        </text:list-item>
        <text:list-item>
          <text:p text:style-name="P9">Animale-Fotografia: Corrisponde<text:span text:style-name="T2">re</text:span></text:p>
        </text:list-item>
        <text:list-item>
          <text:p text:style-name="P9">Animale-Marcaggio: Corrisponde<text:span text:style-name="T2">re</text:span></text:p>
        </text:list-item>
        <text:list-item>
          <text:p text:style-name="P9">Animale-Specie: Corrisponde<text:span text:style-name="T2">re</text:span></text:p>
        </text:list-item>
        <text:list-item>
          <text:p text:style-name="P9">Animale-Triage: Corrisponde<text:span text:style-name="T2">re</text:span></text:p>
        </text:list-item>
        <text:list-item>
          <text:p text:style-name="P10">Animale-Esito: Corrispondere</text:p>
        </text:list-item>
        <text:list-item>
          <text:p text:style-name="P9">Animale-Operatore: Occuparsi</text:p>
        </text:list-item>
        <text:list-item>
          <text:p text:style-name="P9">Comune-Localita: Trovare</text:p>
        </text:list-item>
        <text:list-item>
          <text:p text:style-name="P9">Ordine-Specie: Essere</text:p>
        </text:list-item>
        <text:list-item>
          <text:p text:style-name="P9">Diagnosi-Operatore: Effetturare</text:p>
        </text:list-item>
        <text:list-item>
          <text:p text:style-name="P11">Diagnosi-StatoSensorio: Corrisponde</text:p>
        </text:list-item>
        <text:list-item>
          <text:p text:style-name="P11">Diagnosi-StatoPelliccia: Corrisponde</text:p>
        </text:list-item>
        <text:list-item>
          <text:p text:style-name="P11">Diagnosi-Lesione: Corrisponde</text:p>
        </text:list-item>
        <text:list-item>
          <text:p text:style-name="P11"><text:soft-page-break/>Lesione-Distretto: Corrisponde</text:p>
        </text:list-item>
        <text:list-item>
          <text:p text:style-name="P11">Lesione-Localizzazione: Corrisponde</text:p>
        </text:list-item>
        <text:list-item>
          <text:p text:style-name="P11">Lesione-TipologiaFrattura: Essere</text:p>
        </text:list-item>
        <text:list-item>
          <text:p text:style-name="P11">Esame-TipologiaEsame: Essere</text:p>
        </text:list-item>
        <text:list-item>
          <text:p text:style-name="P11">Esame-Operatore: Effettuare</text:p>
        </text:list-item>
        <text:list-item>
          <text:p text:style-name="P11">Terapia-Farmaco: Contenere</text:p>
        </text:list-item>
        <text:list-item>
          <text:p text:style-name="P11">Terapia-Operatore: <text:span text:style-name="T3">Includere</text:span></text:p>
        </text:list-item>
        <text:list-item>
          <text:p text:style-name="P11">Animale-Esame: Subire</text:p>
        </text:list-item>
        <text:list-item>
          <text:p text:style-name="P11">Animale-Terapia: Subire</text:p>
        </text:list-item>
        <text:list-item>
          <text:p text:style-name="P11">Animale-Diagnosi: Subire</text:p>
        </text:list-item>
        <text:list-item>
          <text:p text:style-name="P11">Operatore-TipologiaOperatore</text:p>
        </text:list-item>
        <text:list-item>
          <text:p text:style-name="P11">Aiutante-Ente: Appartenere</text:p>
        </text:list-item>
        <text:list-item>
          <text:p text:style-name="P11">Aiutante-Animale: Salvare</text:p>
        </text:list-item>
        <text:list-item>
          <text:p text:style-name="P12">Indirizzo-Localita: Appartenere</text:p>
        </text:list-item>
        <text:list-item>
          <text:p text:style-name="P13">Animale-Esito: Corrispondere</text:p>
        </text:list-item>
        <text:list-item>
          <text:p text:style-name="P14">Includere-Ruolo: Corrispondere</text:p>
        </text:list-item>
      </text:list>
      <text:p text:style-name="P15"/>
      <text:p text:style-name="P16"><text:span text:style-name="T4"/></text:p>
      <text:p text:style-name="P17"><text:span text:style-name="T5">Associazione </text:span><text:span text:style-name="T6">Corrispondere</text:span><text:span text:style-name="T5"> tra </text:span><text:span text:style-name="T7">Animale</text:span><text:span text:style-name="T8">-</text:span><text:span text:style-name="T7">Causa</text:span><text:span text:style-name="T5">:</text:span></text:p>
      <text:p text:style-name="P18"/>
      <text:p text:style-name="P19">Ad una Causa possono corrispondere uno o più Animali.</text:p>
      <text:p text:style-name="P19">Ad un Animale deve corrispondere una Causa</text:p>
      <text:p text:style-name="P2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Animale</text:p>
          </table:table-cell>
          <table:table-cell table:style-name="Table1.A1" office:value-type="string">
            <text:p text:style-name="P21">Causa</text:p>
          </table:table-cell>
        </table:table-row>
        <table:table-row>
          <table:table-cell table:style-name="Table1.A1" office:value-type="string">
            <text:p text:style-name="P22">1 </text:p>
          </table:table-cell>
          <table:table-cell table:style-name="Table1.A1" office:value-type="string">
            <text:p text:style-name="P22"><text:span text:style-name="T9">1</text:span>..<text:span text:style-name="T9">1</text:span></text:p>
          </table:table-cell>
        </table:table-row>
        <table:table-row table:style-name="Table1.3">
          <table:table-cell table:style-name="Table1.A1" office:value-type="string">
            <text:p text:style-name="P23">0..N</text:p>
          </table:table-cell>
          <table:table-cell table:style-name="Table1.A1" office:value-type="string">
            <text:p text:style-name="P22">1</text:p>
          </table:table-cell>
        </table:table-row>
        <table:table-row>
          <table:table-cell table:style-name="Table1.A1" office:value-type="string">
            <text:p text:style-name="P23">N</text:p>
          </table:table-cell>
          <table:table-cell table:style-name="Table1.A1" office:value-type="string">
            <text:p text:style-name="P23">1</text:p>
          </table:table-cell>
        </table:table-row>
      </table:table>
      <text:p text:style-name="P20"/>
      <text:p text:style-name="P24">L’associazione <text:span text:style-name="T10">Corrispondere</text:span> tra <text:span text:style-name="T11">Causa-Animale </text:span>è di tipo 1:N.</text:p>
      <text:p text:style-name="P24"/>
      <text:p text:style-name="P25"><text:span text:style-name="T5">Associazione </text:span><text:span text:style-name="T6">Corrispondere</text:span><text:span text:style-name="T5"> tra </text:span><text:span text:style-name="T7">Animale</text:span><text:span text:style-name="T8">-</text:span><text:span text:style-name="T12">Esito</text:span><text:span text:style-name="T5">:</text:span></text:p>
      <text:p text:style-name="P26"/>
      <text:p text:style-name="P27">Ad un <text:span text:style-name="T2">Esito</text:span> possono corrispondere uno o più Animali.</text:p>
      <text:p text:style-name="P27">Ad un Animale deve corrispondere un <text:span text:style-name="T2">Esito</text:span></text:p>
      <text:p text:style-name="P28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9">Animale</text:p>
          </table:table-cell>
          <table:table-cell table:style-name="Table19.A1" office:value-type="string">
            <text:p text:style-name="P30">Esito</text:p>
          </table:table-cell>
        </table:table-row>
        <table:table-row>
          <table:table-cell table:style-name="Table19.A1" office:value-type="string">
            <text:p text:style-name="P31">1 </text:p>
          </table:table-cell>
          <table:table-cell table:style-name="Table19.A1" office:value-type="string">
            <text:p text:style-name="P31"><text:span text:style-name="T9">1</text:span>..<text:span text:style-name="T9">1</text:span></text:p>
          </table:table-cell>
        </table:table-row>
        <table:table-row table:style-name="Table19.3">
          <table:table-cell table:style-name="Table19.A1" office:value-type="string">
            <text:p text:style-name="P32">0..N</text:p>
          </table:table-cell>
          <table:table-cell table:style-name="Table19.A1" office:value-type="string">
            <text:p text:style-name="P31">1</text:p>
          </table:table-cell>
        </table:table-row>
        <table:table-row>
          <table:table-cell table:style-name="Table19.A1" office:value-type="string">
            <text:p text:style-name="P32">N</text:p>
          </table:table-cell>
          <table:table-cell table:style-name="Table19.A1" office:value-type="string">
            <text:p text:style-name="P32">1</text:p>
          </table:table-cell>
        </table:table-row>
      </table:table>
      <text:p text:style-name="P28"/>
      <text:p text:style-name="P33">L’associazione <text:span text:style-name="T10">Corrispondere</text:span> tra <text:span text:style-name="T2">Esito</text:span><text:span text:style-name="T11">-Animale </text:span>è di tipo 1:N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4"><text:span text:style-name="T5">Associazione </text:span><text:span text:style-name="T6">Corrispondere</text:span><text:span text:style-name="T5"> tra </text:span><text:span text:style-name="T7">Animale</text:span><text:span text:style-name="T8">-</text:span><text:span text:style-name="T7">Localita</text:span><text:span text:style-name="T5">:</text:span></text:p>
      <text:p text:style-name="P35"/>
      <text:p text:style-name="P19">Ad una Localita possono corrispondere uno o più Animali.</text:p>
      <text:p text:style-name="P19">Ad un Animale deve corrispondere una Localita</text:p>
      <text:p text:style-name="P36"/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30">Animale</text:p>
          </table:table-cell>
          <table:table-cell table:style-name="Table31.A1" office:value-type="string">
            <text:p text:style-name="P21">Localita</text:p>
          </table:table-cell>
        </table:table-row>
        <table:table-row>
          <table:table-cell table:style-name="Table31.A1" office:value-type="string">
            <text:p text:style-name="P37">1 </text:p>
          </table:table-cell>
          <table:table-cell table:style-name="Table31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31.3">
          <table:table-cell table:style-name="Table31.A1" office:value-type="string">
            <text:p text:style-name="P38">0..N</text:p>
          </table:table-cell>
          <table:table-cell table:style-name="Table31.A1" office:value-type="string">
            <text:p text:style-name="P37">1</text:p>
          </table:table-cell>
        </table:table-row>
        <table:table-row>
          <table:table-cell table:style-name="Table31.A1" office:value-type="string">
            <text:p text:style-name="P38">N</text:p>
          </table:table-cell>
          <table:table-cell table:style-name="Table31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10">Corrispondere</text:span> tra <text:span text:style-name="T11">Localita-Animale </text:span>è di tipo 1:N.</text:p>
      <text:p text:style-name="P39"/>
      <text:p text:style-name="P39"/>
      <text:p text:style-name="P34"><text:span text:style-name="T5">Associazione </text:span><text:span text:style-name="T6">Corrispondere</text:span><text:span text:style-name="T5"> tra </text:span><text:span text:style-name="T7">Animale</text:span><text:span text:style-name="T8">-</text:span><text:span text:style-name="T7">Eta</text:span><text:span text:style-name="T5">:</text:span></text:p>
      <text:p text:style-name="P19">Ad una Eta possono corrispondere uno o più Animali.</text:p>
      <text:p text:style-name="P19">Ad un Animale deve corrispondere una Eta</text:p>
      <text:p text:style-name="P36"/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p text:style-name="P21">Animale</text:p>
          </table:table-cell>
          <table:table-cell table:style-name="Table32.A1" office:value-type="string">
            <text:p text:style-name="P21">Eta</text:p>
          </table:table-cell>
        </table:table-row>
        <table:table-row>
          <table:table-cell table:style-name="Table32.A1" office:value-type="string">
            <text:p text:style-name="P37">1 </text:p>
          </table:table-cell>
          <table:table-cell table:style-name="Table32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32.3">
          <table:table-cell table:style-name="Table32.A1" office:value-type="string">
            <text:p text:style-name="P38">0..N</text:p>
          </table:table-cell>
          <table:table-cell table:style-name="Table32.A1" office:value-type="string">
            <text:p text:style-name="P37">1</text:p>
          </table:table-cell>
        </table:table-row>
        <table:table-row>
          <table:table-cell table:style-name="Table32.A1" office:value-type="string">
            <text:p text:style-name="P38">N</text:p>
          </table:table-cell>
          <table:table-cell table:style-name="Table32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10">Corrispondere</text:span> tra <text:span text:style-name="T11">Eta-Animale </text:span>è di tipo 1:N.</text:p>
      <text:p text:style-name="P34"><text:span text:style-name="T5">Associazione </text:span><text:span text:style-name="T6">Corrispondere</text:span><text:span text:style-name="T5"> tra </text:span><text:span text:style-name="T7">Animale</text:span><text:span text:style-name="T8">-</text:span><text:span text:style-name="T7">Fotografia</text:span><text:span text:style-name="T5">:</text:span></text:p>
      <text:p text:style-name="P35"/>
      <text:p text:style-name="P19">Ad una Fotografia deve corrispondere un Animale.</text:p>
      <text:p text:style-name="P19">Ad un Animale possono corrispondere una o più Fotografie</text:p>
      <text:p text:style-name="P36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21">Fotografia</text:p>
          </table:table-cell>
          <table:table-cell table:style-name="Table33.A1" office:value-type="string">
            <text:p text:style-name="P21">Animale</text:p>
          </table:table-cell>
        </table:table-row>
        <table:table-row>
          <table:table-cell table:style-name="Table33.A1" office:value-type="string">
            <text:p text:style-name="P37">1 </text:p>
          </table:table-cell>
          <table:table-cell table:style-name="Table33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33.3">
          <table:table-cell table:style-name="Table33.A1" office:value-type="string">
            <text:p text:style-name="P38">0..N</text:p>
          </table:table-cell>
          <table:table-cell table:style-name="Table33.A1" office:value-type="string">
            <text:p text:style-name="P37">1</text:p>
          </table:table-cell>
        </table:table-row>
        <table:table-row>
          <table:table-cell table:style-name="Table33.A1" office:value-type="string">
            <text:p text:style-name="P38">N</text:p>
          </table:table-cell>
          <table:table-cell table:style-name="Table33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10">Corrispondere</text:span> tra <text:span text:style-name="T11">Animale-Fotografia </text:span>è di tipo 1:N.</text:p>
      <text:p text:style-name="P39"/>
      <text:p text:style-name="P34"><text:span text:style-name="T5">Associazione </text:span><text:span text:style-name="T6">Corrispondere</text:span><text:span text:style-name="T5"> tra </text:span><text:span text:style-name="T7">Animale</text:span><text:span text:style-name="T8">-</text:span><text:span text:style-name="T7">Marcaggio</text:span><text:span text:style-name="T5">:</text:span></text:p>
      <text:p text:style-name="P35"/>
      <text:p text:style-name="P19">Ad un Marcaggio possono corrispondere uno o più Animali.</text:p>
      <text:p text:style-name="P19">Ad un Animale può corrispondere un Marcaggio</text:p>
      <text:p text:style-name="P36"/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21">Animale</text:p>
          </table:table-cell>
          <table:table-cell table:style-name="Table34.A1" office:value-type="string">
            <text:p text:style-name="P21">Marcaggio</text:p>
          </table:table-cell>
        </table:table-row>
        <table:table-row>
          <table:table-cell table:style-name="Table34.A1" office:value-type="string">
            <text:p text:style-name="P37">1 </text:p>
          </table:table-cell>
          <table:table-cell table:style-name="Table34.A1" office:value-type="string">
            <text:p text:style-name="P37"><text:span text:style-name="T11">0</text:span>..<text:span text:style-name="T9">1</text:span></text:p>
          </table:table-cell>
        </table:table-row>
        <table:table-row table:style-name="Table34.3">
          <table:table-cell table:style-name="Table34.A1" office:value-type="string">
            <text:p text:style-name="P38">0..N</text:p>
          </table:table-cell>
          <table:table-cell table:style-name="Table34.A1" office:value-type="string">
            <text:p text:style-name="P37">1</text:p>
          </table:table-cell>
        </table:table-row>
        <table:table-row>
          <table:table-cell table:style-name="Table34.A1" office:value-type="string">
            <text:p text:style-name="P38">N</text:p>
          </table:table-cell>
          <table:table-cell table:style-name="Table34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10">Corrispondere</text:span> tra <text:span text:style-name="T11">Marcaggio-Animale </text:span>è di tipo 1:N.<text:line-break/><text:line-break/></text:p>
      <text:p text:style-name="P39"><text:soft-page-break/></text:p>
      <text:p text:style-name="P40"><text:span text:style-name="T13">Associazione </text:span><text:span text:style-name="T14">Corrispondere</text:span><text:span text:style-name="T13"> tra </text:span><text:span text:style-name="T15">Animale</text:span><text:span text:style-name="T16">-</text:span><text:span text:style-name="T15">Triage</text:span><text:span text:style-name="T13">:</text:span></text:p>
      <text:p text:style-name="P35"/>
      <text:p text:style-name="P19">Ad un Triage possono corrispondere uno o più Animali.</text:p>
      <text:p text:style-name="P19">Ad un Animale deve corrispondere un Triage</text:p>
      <text:p text:style-name="P36"/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21">Animale</text:p>
          </table:table-cell>
          <table:table-cell table:style-name="Table35.A1" office:value-type="string">
            <text:p text:style-name="P21">Triage</text:p>
          </table:table-cell>
        </table:table-row>
        <table:table-row>
          <table:table-cell table:style-name="Table35.A1" office:value-type="string">
            <text:p text:style-name="P37">1 </text:p>
          </table:table-cell>
          <table:table-cell table:style-name="Table35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35.3">
          <table:table-cell table:style-name="Table35.A1" office:value-type="string">
            <text:p text:style-name="P38">0..N</text:p>
          </table:table-cell>
          <table:table-cell table:style-name="Table35.A1" office:value-type="string">
            <text:p text:style-name="P37">1</text:p>
          </table:table-cell>
        </table:table-row>
        <table:table-row>
          <table:table-cell table:style-name="Table35.A1" office:value-type="string">
            <text:p text:style-name="P38">N</text:p>
          </table:table-cell>
          <table:table-cell table:style-name="Table35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10">Corrispondere</text:span> tra <text:span text:style-name="T11">Triage-Animale </text:span>è di tipo 1:N.</text:p>
      <text:p text:style-name="P39"/>
      <text:p text:style-name="P34"><text:span text:style-name="T5">Associazione </text:span><text:span text:style-name="T6">Corrispondere</text:span><text:span text:style-name="T5"> tra </text:span><text:span text:style-name="T7">Animale</text:span><text:span text:style-name="T8">-</text:span><text:span text:style-name="T7">Spcie</text:span><text:span text:style-name="T5">:</text:span></text:p>
      <text:p text:style-name="P35"/>
      <text:p text:style-name="P19">Ad una Specie possono corrispondere uno o più Animali.</text:p>
      <text:p text:style-name="P19">Ad un Animale deve corrispondere una Specie</text:p>
      <text:p text:style-name="P36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21">Animale</text:p>
          </table:table-cell>
          <table:table-cell table:style-name="Table36.A1" office:value-type="string">
            <text:p text:style-name="P21">Specie</text:p>
          </table:table-cell>
        </table:table-row>
        <table:table-row>
          <table:table-cell table:style-name="Table36.A1" office:value-type="string">
            <text:p text:style-name="P37">1 </text:p>
          </table:table-cell>
          <table:table-cell table:style-name="Table36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36.3">
          <table:table-cell table:style-name="Table36.A1" office:value-type="string">
            <text:p text:style-name="P38">0..N</text:p>
          </table:table-cell>
          <table:table-cell table:style-name="Table36.A1" office:value-type="string">
            <text:p text:style-name="P37">1</text:p>
          </table:table-cell>
        </table:table-row>
        <table:table-row>
          <table:table-cell table:style-name="Table36.A1" office:value-type="string">
            <text:p text:style-name="P38">N</text:p>
          </table:table-cell>
          <table:table-cell table:style-name="Table36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10">Corrispondere</text:span> tra <text:span text:style-name="T11">Specie-Animale </text:span>è di tipo 1:N.</text:p>
      <text:p text:style-name="P39"/>
      <text:p text:style-name="P34"><text:span text:style-name="T5">Associazione </text:span><text:span text:style-name="T6">Occuparsi</text:span><text:span text:style-name="T5"> tra </text:span><text:span text:style-name="T7">Animale</text:span><text:span text:style-name="T8">-</text:span><text:span text:style-name="T7">Operatore</text:span><text:span text:style-name="T5">:</text:span></text:p>
      <text:p text:style-name="P35"/>
      <text:p text:style-name="P19">Un Operatore può occuparsi di uno o più Animali.</text:p>
      <text:p text:style-name="P19">Ad un Animale deve occuparsi un Operatore.</text:p>
      <text:p text:style-name="P36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21">Animale</text:p>
          </table:table-cell>
          <table:table-cell table:style-name="Table37.A1" office:value-type="string">
            <text:p text:style-name="P21">Operatore</text:p>
          </table:table-cell>
        </table:table-row>
        <table:table-row>
          <table:table-cell table:style-name="Table37.A1" office:value-type="string">
            <text:p text:style-name="P37">1 </text:p>
          </table:table-cell>
          <table:table-cell table:style-name="Table37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37.3">
          <table:table-cell table:style-name="Table37.A1" office:value-type="string">
            <text:p text:style-name="P38">0..N</text:p>
          </table:table-cell>
          <table:table-cell table:style-name="Table37.A1" office:value-type="string">
            <text:p text:style-name="P37">1</text:p>
          </table:table-cell>
        </table:table-row>
        <table:table-row>
          <table:table-cell table:style-name="Table37.A1" office:value-type="string">
            <text:p text:style-name="P38">N</text:p>
          </table:table-cell>
          <table:table-cell table:style-name="Table37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10">Occuparsi</text:span> tra <text:span text:style-name="T11">Operatore-Animale </text:span>è di tipo 1:N.</text:p>
      <text:p text:style-name="P39"/>
      <text:p text:style-name="P41"/>
      <text:p text:style-name="P41"/>
      <text:p text:style-name="P34"><text:span text:style-name="T5">Associazione </text:span><text:span text:style-name="T17">Trovare</text:span><text:span text:style-name="T5"> tra </text:span><text:span text:style-name="T18">Comune</text:span><text:span text:style-name="T8">-</text:span><text:span text:style-name="T18">Localita</text:span><text:span text:style-name="T5">:</text:span></text:p>
      <text:p text:style-name="P35"/>
      <text:p text:style-name="P42">In un Comune possono trovarsi uno o più Localita.</text:p>
      <text:p text:style-name="P42">Una Localita deve trovarsi in un Comune</text:p>
      <text:p text:style-name="P3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3">Localita</text:p>
          </table:table-cell>
          <table:table-cell table:style-name="Table2.A1" office:value-type="string">
            <text:p text:style-name="P43">Comune</text:p>
          </table:table-cell>
        </table:table-row>
        <table:table-row>
          <table:table-cell table:style-name="Table2.A1" office:value-type="string">
            <text:p text:style-name="P37">1 </text:p>
          </table:table-cell>
          <table:table-cell table:style-name="Table2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2.3">
          <table:table-cell table:style-name="Table2.A1" office:value-type="string">
            <text:p text:style-name="P38">0..N</text:p>
          </table:table-cell>
          <table:table-cell table:style-name="Table2.A1" office:value-type="string">
            <text:p text:style-name="P37">1</text:p>
          </table:table-cell>
        </table:table-row>
        <table:table-row>
          <table:table-cell table:style-name="Table2.A1" office:value-type="string">
            <text:p text:style-name="P38">N</text:p>
          </table:table-cell>
          <table:table-cell table:style-name="Table2.A1" office:value-type="string">
            <text:p text:style-name="P38">1</text:p>
          </table:table-cell>
        </table:table-row>
      </table:table>
      <text:p text:style-name="P36"/>
      <text:p text:style-name="P44"><text:soft-page-break/><text:span text:style-name="T19">L’associazione </text:span><text:span text:style-name="T20">Trovare</text:span><text:span text:style-name="T19"> tra </text:span><text:span text:style-name="T21">Comune-Localita</text:span><text:span text:style-name="T22"> </text:span><text:span text:style-name="T19">è di tipo 1:N.</text:span></text:p>
      <text:p text:style-name="P45"><text:span text:style-name="T23">Associazione </text:span><text:span text:style-name="T24">Essere</text:span><text:span text:style-name="T23"> tra </text:span><text:span text:style-name="T25">Ordine</text:span><text:span text:style-name="T26">-</text:span><text:span text:style-name="T25">Specie</text:span><text:span text:style-name="T23">:</text:span></text:p>
      <text:p text:style-name="P35"/>
      <text:p text:style-name="P42">Ad un Ordine possono appartenere una o più Speci.</text:p>
      <text:p text:style-name="P42">Una Specie deve appartenere ad un Ordine</text:p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Specie</text:p>
          </table:table-cell>
          <table:table-cell table:style-name="Table4.A1" office:value-type="string">
            <text:p text:style-name="P43">Ordine</text:p>
          </table:table-cell>
        </table:table-row>
        <table:table-row>
          <table:table-cell table:style-name="Table4.A1" office:value-type="string">
            <text:p text:style-name="P37">1 </text:p>
          </table:table-cell>
          <table:table-cell table:style-name="Table4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4.3">
          <table:table-cell table:style-name="Table4.A1" office:value-type="string">
            <text:p text:style-name="P38">0..N</text:p>
          </table:table-cell>
          <table:table-cell table:style-name="Table4.A1" office:value-type="string">
            <text:p text:style-name="P37">1</text:p>
          </table:table-cell>
        </table:table-row>
        <table:table-row>
          <table:table-cell table:style-name="Table4.A1" office:value-type="string">
            <text:p text:style-name="P38">N</text:p>
          </table:table-cell>
          <table:table-cell table:style-name="Table4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27">Appartenere</text:span> tra <text:span text:style-name="T28">Ordine-Specie</text:span><text:span text:style-name="T29"> </text:span>è di tipo 1:N.</text:p>
      <text:p text:style-name="P39"/>
      <text:p text:style-name="P34"><text:span text:style-name="T5">Associazione </text:span><text:span text:style-name="T17">Effettuare</text:span><text:span text:style-name="T5"> tra </text:span><text:span text:style-name="T18">Diagnosi-Operatore</text:span><text:span text:style-name="T5">:</text:span></text:p>
      <text:p text:style-name="P42">Un Operatore può effettuare una o più Diagnosi.</text:p>
      <text:p text:style-name="P42">Una Diagnosi deve essere effettuata da un Operatore.</text:p>
      <text:p text:style-name="P3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Diagnosi</text:p>
          </table:table-cell>
          <table:table-cell table:style-name="Table5.A1" office:value-type="string">
            <text:p text:style-name="P43">Operatore</text:p>
          </table:table-cell>
        </table:table-row>
        <table:table-row>
          <table:table-cell table:style-name="Table5.A1" office:value-type="string">
            <text:p text:style-name="P37">1 </text:p>
          </table:table-cell>
          <table:table-cell table:style-name="Table5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5.3">
          <table:table-cell table:style-name="Table5.A1" office:value-type="string">
            <text:p text:style-name="P38">0..N</text:p>
          </table:table-cell>
          <table:table-cell table:style-name="Table5.A1" office:value-type="string">
            <text:p text:style-name="P37">1</text:p>
          </table:table-cell>
        </table:table-row>
        <table:table-row>
          <table:table-cell table:style-name="Table5.A1" office:value-type="string">
            <text:p text:style-name="P38">N</text:p>
          </table:table-cell>
          <table:table-cell table:style-name="Table5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27">Effettuare</text:span> tra <text:span text:style-name="T28">Diagnosi</text:span><text:span text:style-name="T9">-</text:span><text:span text:style-name="T28">Operatore</text:span><text:span text:style-name="T29"> </text:span>è di tipo 1:N.</text:p>
      <text:p text:style-name="P46"><text:span text:style-name="T5">Associazione </text:span><text:span text:style-name="T17">Corrispondere</text:span><text:span text:style-name="T5"> tra </text:span><text:span text:style-name="T18">Diagnosi</text:span><text:span text:style-name="T8">-</text:span><text:span text:style-name="T18">StatoSensorio</text:span><text:span text:style-name="T5">:</text:span></text:p>
      <text:p text:style-name="P35"/>
      <text:p text:style-name="P42">Ad uno StatoSensorio possono corrispondere una o più Diagnosi.</text:p>
      <text:p text:style-name="P42">Ad una Diagnosi deve corrispondere uno StatoSensorio.</text:p>
      <text:p text:style-name="P3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3">Diagnosi</text:p>
          </table:table-cell>
          <table:table-cell table:style-name="Table6.A1" office:value-type="string">
            <text:p text:style-name="P43">StatoSensorio</text:p>
          </table:table-cell>
        </table:table-row>
        <table:table-row>
          <table:table-cell table:style-name="Table6.A1" office:value-type="string">
            <text:p text:style-name="P37">1 </text:p>
          </table:table-cell>
          <table:table-cell table:style-name="Table6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6.3">
          <table:table-cell table:style-name="Table6.A1" office:value-type="string">
            <text:p text:style-name="P38">0..N</text:p>
          </table:table-cell>
          <table:table-cell table:style-name="Table6.A1" office:value-type="string">
            <text:p text:style-name="P37">1</text:p>
          </table:table-cell>
        </table:table-row>
        <table:table-row>
          <table:table-cell table:style-name="Table6.A1" office:value-type="string">
            <text:p text:style-name="P38">N</text:p>
          </table:table-cell>
          <table:table-cell table:style-name="Table6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27">Corrispondere</text:span> tra <text:span text:style-name="T28">Diagnosi-StatoSensorio</text:span><text:span text:style-name="T29"> </text:span>è di tipo 1:N.</text:p>
      <text:p text:style-name="P39"/>
      <text:p text:style-name="P46"><text:span text:style-name="T5">Associazione </text:span><text:span text:style-name="T17">Corrispondere</text:span><text:span text:style-name="T5"> tra </text:span><text:span text:style-name="T18">Diagnosi</text:span><text:span text:style-name="T8">-</text:span><text:span text:style-name="T18">StatoPelliccia</text:span><text:span text:style-name="T5">:</text:span></text:p>
      <text:p text:style-name="P47"/>
      <text:p text:style-name="P42">Ad uno StatoPelliccia possono corrispondere una o più Diagnosi.</text:p>
      <text:p text:style-name="P42">Ad una Diagnosi deve corrispondere uno StatoPelliccia.</text:p>
      <text:p text:style-name="P4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3">Diagnosi</text:p>
          </table:table-cell>
          <table:table-cell table:style-name="Table3.A1" office:value-type="string">
            <text:p text:style-name="P43">StatoPelliccia</text:p>
          </table:table-cell>
        </table:table-row>
        <table:table-row>
          <table:table-cell table:style-name="Table3.A1" office:value-type="string">
            <text:p text:style-name="P49">1 </text:p>
          </table:table-cell>
          <table:table-cell table:style-name="Table3.A1" office:value-type="string">
            <text:p text:style-name="P49"><text:span text:style-name="T9">1</text:span>..<text:span text:style-name="T9">1</text:span></text:p>
          </table:table-cell>
        </table:table-row>
        <table:table-row table:style-name="Table3.3">
          <table:table-cell table:style-name="Table3.A1" office:value-type="string">
            <text:p text:style-name="P50">0..N</text:p>
          </table:table-cell>
          <table:table-cell table:style-name="Table3.A1" office:value-type="string">
            <text:p text:style-name="P49">1</text:p>
          </table:table-cell>
        </table:table-row>
        <table:table-row>
          <table:table-cell table:style-name="Table3.A1" office:value-type="string">
            <text:p text:style-name="P50">N</text:p>
          </table:table-cell>
          <table:table-cell table:style-name="Table3.A1" office:value-type="string">
            <text:p text:style-name="P50">1</text:p>
          </table:table-cell>
        </table:table-row>
      </table:table>
      <text:p text:style-name="P48"/>
      <text:p text:style-name="P51">L’associazione <text:span text:style-name="T27">Corrispondere</text:span> tra <text:span text:style-name="T28">Diagnosi-StatoPelliccia</text:span><text:span text:style-name="T29"> </text:span>è di tipo 1:N.</text:p>
      <text:p text:style-name="P51"/>
      <text:p text:style-name="P52"/>
      <text:p text:style-name="P52"/>
      <text:p text:style-name="P52"><text:soft-page-break/></text:p>
      <text:p text:style-name="P46"><text:span text:style-name="T5">Associazione </text:span><text:span text:style-name="T17">Corrispondere</text:span><text:span text:style-name="T5"> tra </text:span><text:span text:style-name="T18">Diagnosi</text:span><text:span text:style-name="T8">-</text:span><text:span text:style-name="T18">Lesione</text:span><text:span text:style-name="T5">:</text:span></text:p>
      <text:p text:style-name="P47"/>
      <text:p text:style-name="P42">Ad uno Diagnosi possono corrispondere una o più Lesioni.</text:p>
      <text:p text:style-name="P53">Ad una Lesione deve corrispondere una Diagnosi</text:p>
      <text:p text:style-name="P48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54">Lesione</text:p>
          </table:table-cell>
          <table:table-cell table:style-name="Table38.A1" office:value-type="string">
            <text:p text:style-name="P54">Diagnosi</text:p>
          </table:table-cell>
        </table:table-row>
        <table:table-row>
          <table:table-cell table:style-name="Table38.A1" office:value-type="string">
            <text:p text:style-name="P49">1 </text:p>
          </table:table-cell>
          <table:table-cell table:style-name="Table38.A1" office:value-type="string">
            <text:p text:style-name="P49"><text:span text:style-name="T9">1</text:span>..<text:span text:style-name="T9">1</text:span></text:p>
          </table:table-cell>
        </table:table-row>
        <table:table-row table:style-name="Table38.3">
          <table:table-cell table:style-name="Table38.A1" office:value-type="string">
            <text:p text:style-name="P50">0..N</text:p>
          </table:table-cell>
          <table:table-cell table:style-name="Table38.A1" office:value-type="string">
            <text:p text:style-name="P49">1</text:p>
          </table:table-cell>
        </table:table-row>
        <table:table-row>
          <table:table-cell table:style-name="Table38.A1" office:value-type="string">
            <text:p text:style-name="P50">N</text:p>
          </table:table-cell>
          <table:table-cell table:style-name="Table38.A1" office:value-type="string">
            <text:p text:style-name="P50">1</text:p>
          </table:table-cell>
        </table:table-row>
      </table:table>
      <text:p text:style-name="P48"/>
      <text:p text:style-name="P51">L’associazione <text:span text:style-name="T27">Corrispondere</text:span> tra <text:span text:style-name="T28">Diagnosi-</text:span><text:span text:style-name="T30">Lesione</text:span><text:span text:style-name="T29"> </text:span>è di tipo 1:N.</text:p>
      <text:p text:style-name="P51"/>
      <text:p text:style-name="P55"><text:span text:style-name="T5">Associazione </text:span><text:span text:style-name="T17">Corrispondere</text:span><text:span text:style-name="T5"> tra </text:span><text:span text:style-name="T18">Lesione</text:span><text:span text:style-name="T5">-</text:span><text:span text:style-name="T31">Distretto:</text:span></text:p>
      <text:p text:style-name="P56">Ad un <text:span text:style-name="T30">Distretto </text:span>possono corrispondere un<text:span text:style-name="T30">o o più Lesioni</text:span>.</text:p>
      <text:p text:style-name="P53">Ad una Lesione deve corrispondere un Distretto.</text:p>
      <text:p text:style-name="P57"/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54">Lesione</text:p>
          </table:table-cell>
          <table:table-cell table:style-name="Table39.A1" office:value-type="string">
            <text:p text:style-name="P54">Distretto</text:p>
          </table:table-cell>
        </table:table-row>
        <table:table-row>
          <table:table-cell table:style-name="Table39.A1" office:value-type="string">
            <text:p text:style-name="P58">1 </text:p>
          </table:table-cell>
          <table:table-cell table:style-name="Table39.A1" office:value-type="string">
            <text:p text:style-name="P58"><text:span text:style-name="T9">1</text:span>..<text:span text:style-name="T9">1</text:span></text:p>
          </table:table-cell>
        </table:table-row>
        <table:table-row table:style-name="Table39.3">
          <table:table-cell table:style-name="Table39.A1" office:value-type="string">
            <text:p text:style-name="P59">0..N</text:p>
          </table:table-cell>
          <table:table-cell table:style-name="Table39.A1" office:value-type="string">
            <text:p text:style-name="P58">1</text:p>
          </table:table-cell>
        </table:table-row>
        <table:table-row>
          <table:table-cell table:style-name="Table39.A1" office:value-type="string">
            <text:p text:style-name="P59">N</text:p>
          </table:table-cell>
          <table:table-cell table:style-name="Table39.A1" office:value-type="string">
            <text:p text:style-name="P59">1</text:p>
          </table:table-cell>
        </table:table-row>
      </table:table>
      <text:p text:style-name="P57"/>
      <text:p text:style-name="P60">L’associazione <text:span text:style-name="T27">Corrispondere</text:span> tra <text:span text:style-name="T30">Distretto-Lesione</text:span><text:span text:style-name="T29"> </text:span>è di tipo 1:N.</text:p>
      <text:p text:style-name="P51"/>
      <text:p text:style-name="P55"><text:span text:style-name="T5">Associazione </text:span><text:span text:style-name="T17">Corrispondere</text:span><text:span text:style-name="T5"> tra </text:span><text:span text:style-name="T18">Lesione-</text:span><text:span text:style-name="T31">Localizzazione</text:span><text:span text:style-name="T5">:</text:span></text:p>
      <text:p text:style-name="P61"/>
      <text:p text:style-name="P56">Ad un<text:span text:style-name="T30">a Localizzazioe </text:span>possono corrispondere una o più <text:span text:style-name="T30">Lesioni</text:span>.</text:p>
      <text:p text:style-name="P53">Ad una Lesione deve corrispondere una Localizzazione.</text:p>
      <text:p text:style-name="P5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4">Lesione</text:p>
          </table:table-cell>
          <table:table-cell table:style-name="Table7.A1" office:value-type="string">
            <text:p text:style-name="P54">Localizzazione</text:p>
          </table:table-cell>
        </table:table-row>
        <table:table-row>
          <table:table-cell table:style-name="Table7.A1" office:value-type="string">
            <text:p text:style-name="P58">1 </text:p>
          </table:table-cell>
          <table:table-cell table:style-name="Table7.A1" office:value-type="string">
            <text:p text:style-name="P58"><text:span text:style-name="T9">1</text:span>..<text:span text:style-name="T9">1</text:span></text:p>
          </table:table-cell>
        </table:table-row>
        <table:table-row table:style-name="Table7.3">
          <table:table-cell table:style-name="Table7.A1" office:value-type="string">
            <text:p text:style-name="P59">0..N</text:p>
          </table:table-cell>
          <table:table-cell table:style-name="Table7.A1" office:value-type="string">
            <text:p text:style-name="P58">1</text:p>
          </table:table-cell>
        </table:table-row>
        <table:table-row>
          <table:table-cell table:style-name="Table7.A1" office:value-type="string">
            <text:p text:style-name="P59">N</text:p>
          </table:table-cell>
          <table:table-cell table:style-name="Table7.A1" office:value-type="string">
            <text:p text:style-name="P59">1</text:p>
          </table:table-cell>
        </table:table-row>
      </table:table>
      <text:p text:style-name="P57"/>
      <text:p text:style-name="P60"><text:span text:style-name="T32">L’associazione </text:span><text:span text:style-name="T33">Corrispondere</text:span><text:span text:style-name="T32"> tra </text:span><text:span text:style-name="T34">Localizzazione</text:span><text:span text:style-name="T35">-</text:span><text:span text:style-name="T34">Lesione</text:span><text:span text:style-name="T36"> </text:span><text:span text:style-name="T32">è di tipo 1:N.</text:span></text:p>
      <text:p text:style-name="P57"/>
      <text:p text:style-name="P55"><text:span text:style-name="T5">Associazione </text:span><text:span text:style-name="T37">Essere</text:span><text:span text:style-name="T5"> tra </text:span><text:span text:style-name="T18">Lesione-</text:span><text:span text:style-name="T31">TipologiaFrattura</text:span><text:span text:style-name="T5">:</text:span></text:p>
      <text:p text:style-name="P61"/>
      <text:p text:style-name="P56">Ad un<text:span text:style-name="T30">a TipologiaFrattura </text:span>possono <text:span text:style-name="T30">essere associati </text:span>una o più <text:span text:style-name="T30">Lesioni</text:span>.</text:p>
      <text:p text:style-name="P53">Una Lesione deve essere di una TipologiaFrattura.</text:p>
      <text:p text:style-name="P57"/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p text:style-name="P54">Lesione</text:p>
          </table:table-cell>
          <table:table-cell table:style-name="Table40.A1" office:value-type="string">
            <text:p text:style-name="P54">TipoFrattura</text:p>
          </table:table-cell>
        </table:table-row>
        <table:table-row>
          <table:table-cell table:style-name="Table40.A1" office:value-type="string">
            <text:p text:style-name="P58">1 </text:p>
          </table:table-cell>
          <table:table-cell table:style-name="Table40.A1" office:value-type="string">
            <text:p text:style-name="P58"><text:span text:style-name="T9">1</text:span>..<text:span text:style-name="T9">1</text:span></text:p>
          </table:table-cell>
        </table:table-row>
        <table:table-row table:style-name="Table40.3">
          <table:table-cell table:style-name="Table40.A1" office:value-type="string">
            <text:p text:style-name="P59">0..N</text:p>
          </table:table-cell>
          <table:table-cell table:style-name="Table40.A1" office:value-type="string">
            <text:p text:style-name="P58">1</text:p>
          </table:table-cell>
        </table:table-row>
        <table:table-row>
          <table:table-cell table:style-name="Table40.A1" office:value-type="string">
            <text:p text:style-name="P59">N</text:p>
          </table:table-cell>
          <table:table-cell table:style-name="Table40.A1" office:value-type="string">
            <text:p text:style-name="P59">1</text:p>
          </table:table-cell>
        </table:table-row>
      </table:table>
      <text:p text:style-name="P57"/>
      <text:p text:style-name="P60"><text:span text:style-name="T32">L’associazione </text:span><text:span text:style-name="T38">Essere</text:span><text:span text:style-name="T32"> tra </text:span><text:span text:style-name="T34">tipoFrattura</text:span><text:span text:style-name="T35">-</text:span><text:span text:style-name="T34">Lesione</text:span><text:span text:style-name="T36"> </text:span><text:span text:style-name="T32">è di tipo 1:N.</text:span></text:p>
      <text:p text:style-name="P57"/>
      <text:p text:style-name="P62"/>
      <text:p text:style-name="P62"><text:soft-page-break/></text:p>
      <text:p text:style-name="P34"><text:span text:style-name="T5">Associazione </text:span><text:span text:style-name="T39">Essere</text:span><text:span text:style-name="T5"> tra </text:span><text:span text:style-name="T31">Esame</text:span><text:span text:style-name="T8">-</text:span><text:span text:style-name="T31">TipologiaEsame</text:span><text:span text:style-name="T5">:</text:span></text:p>
      <text:p text:style-name="P35"/>
      <text:p text:style-name="P63">Ad una TipologiaEsame possono essere associati uno o più Esami.</text:p>
      <text:p text:style-name="P63">Un Esame deve essere di una TipologiaEsame.</text:p>
      <text:p text:style-name="P36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4">Esame</text:p>
          </table:table-cell>
          <table:table-cell table:style-name="Table8.A1" office:value-type="string">
            <text:p text:style-name="P64">Tipologia</text:p>
          </table:table-cell>
        </table:table-row>
        <table:table-row>
          <table:table-cell table:style-name="Table8.A1" office:value-type="string">
            <text:p text:style-name="P37">1 </text:p>
          </table:table-cell>
          <table:table-cell table:style-name="Table8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8.3">
          <table:table-cell table:style-name="Table8.A1" office:value-type="string">
            <text:p text:style-name="P38">0..N</text:p>
          </table:table-cell>
          <table:table-cell table:style-name="Table8.A1" office:value-type="string">
            <text:p text:style-name="P37">1</text:p>
          </table:table-cell>
        </table:table-row>
        <table:table-row>
          <table:table-cell table:style-name="Table8.A1" office:value-type="string">
            <text:p text:style-name="P38">N</text:p>
          </table:table-cell>
          <table:table-cell table:style-name="Table8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40">Essere</text:span> tra <text:span text:style-name="T41">TipologiaEsame</text:span><text:span text:style-name="T9">-E</text:span><text:span text:style-name="T41">same</text:span><text:span text:style-name="T29"> </text:span>è di tipo 1:N.</text:p>
      <text:p text:style-name="P39"/>
      <text:p text:style-name="P34"><text:span text:style-name="T5">Associazione </text:span><text:span text:style-name="T42">Effettuare</text:span><text:span text:style-name="T5"> tra </text:span><text:span text:style-name="T43">Esame-Operatore</text:span><text:span text:style-name="T5">:</text:span></text:p>
      <text:p text:style-name="P35"/>
      <text:p text:style-name="P36">Un <text:span text:style-name="T41">Operatore può effettuare uno o più Esami.</text:span></text:p>
      <text:p text:style-name="P65"><text:span text:style-name="T41">Un Esame deve essere effettuato da un Operatore.</text:span> </text:p>
      <text:p text:style-name="P36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4">Esame</text:p>
          </table:table-cell>
          <table:table-cell table:style-name="Table9.A1" office:value-type="string">
            <text:p text:style-name="P64">Operatore</text:p>
          </table:table-cell>
        </table:table-row>
        <table:table-row>
          <table:table-cell table:style-name="Table9.A1" office:value-type="string">
            <text:p text:style-name="P37">1 </text:p>
          </table:table-cell>
          <table:table-cell table:style-name="Table9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9.3">
          <table:table-cell table:style-name="Table9.A1" office:value-type="string">
            <text:p text:style-name="P38">0..N</text:p>
          </table:table-cell>
          <table:table-cell table:style-name="Table9.A1" office:value-type="string">
            <text:p text:style-name="P37">1</text:p>
          </table:table-cell>
        </table:table-row>
        <table:table-row>
          <table:table-cell table:style-name="Table9.A1" office:value-type="string">
            <text:p text:style-name="P38">N</text:p>
          </table:table-cell>
          <table:table-cell table:style-name="Table9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44">Effettuare</text:span> tra <text:span text:style-name="T41">Operatore-Esame</text:span><text:span text:style-name="T29"> </text:span>è di tipo 1:N.</text:p>
      <text:p text:style-name="P39"/>
      <text:p text:style-name="P39"/>
      <text:p text:style-name="P34"><text:span text:style-name="T5">Associazione </text:span><text:span text:style-name="T42">Contenere</text:span><text:span text:style-name="T5"> tra </text:span><text:span text:style-name="T43">Terapia</text:span><text:span text:style-name="T8">-</text:span><text:span text:style-name="T43">Farmaco</text:span><text:span text:style-name="T5">:</text:span></text:p>
      <text:p text:style-name="P35"/>
      <text:p text:style-name="P36">Un<text:span text:style-name="T41">a Terapia può contenere uno o più Farmaci</text:span></text:p>
      <text:p text:style-name="P66"><text:span text:style-name="T41">Un Farmaco deve essere contenuto in una o più Terapie.</text:span> </text:p>
      <text:p text:style-name="P36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4">Terapia</text:p>
          </table:table-cell>
          <table:table-cell table:style-name="Table10.A1" office:value-type="string">
            <text:p text:style-name="P64">Farmaco</text:p>
          </table:table-cell>
        </table:table-row>
        <table:table-row>
          <table:table-cell table:style-name="Table10.A1" office:value-type="string">
            <text:p text:style-name="P37">1 </text:p>
          </table:table-cell>
          <table:table-cell table:style-name="Table10.A1" office:value-type="string">
            <text:p text:style-name="P37"><text:span text:style-name="T41">0</text:span>..<text:span text:style-name="T41">N</text:span></text:p>
          </table:table-cell>
        </table:table-row>
        <table:table-row table:style-name="Table10.3">
          <table:table-cell table:style-name="Table10.A1" office:value-type="string">
            <text:p text:style-name="P38"><text:span text:style-name="T41">1</text:span>..N</text:p>
          </table:table-cell>
          <table:table-cell table:style-name="Table10.A1" office:value-type="string">
            <text:p text:style-name="P37">1</text:p>
          </table:table-cell>
        </table:table-row>
        <table:table-row>
          <table:table-cell table:style-name="Table10.A1" office:value-type="string">
            <text:p text:style-name="P38">N</text:p>
          </table:table-cell>
          <table:table-cell table:style-name="Table10.A1" office:value-type="string">
            <text:p text:style-name="P67">N</text:p>
          </table:table-cell>
        </table:table-row>
      </table:table>
      <text:p text:style-name="P36"/>
      <text:p text:style-name="P39">L’associazione <text:span text:style-name="T44">Contenere</text:span> tra <text:span text:style-name="T41">Terapia-Farmaco</text:span><text:span text:style-name="T29"> </text:span>è di tipo <text:span text:style-name="T41">N</text:span>:N, <text:span text:style-name="T41">con attributi:</text:span></text:p>
      <text:list text:style-name="L3">
        <text:list-item>
          <text:p text:style-name="P68">Quantita</text:p>
          <text:p text:style-name="P68"/>
        </text:list-item>
      </text:list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34"><text:span text:style-name="T5">Associazione </text:span><text:span text:style-name="T42">Includere</text:span><text:span text:style-name="T5"> tra </text:span><text:span text:style-name="T43">Terapia</text:span><text:span text:style-name="T8">-</text:span><text:span text:style-name="T43">Operatore</text:span><text:span text:style-name="T5">:</text:span></text:p>
      <text:p text:style-name="P35"/>
      <text:p text:style-name="P36">Un<text:span text:style-name="T41">a Terapia può includere uno o più Operatori.</text:span></text:p>
      <text:p text:style-name="P63">Un Operatore deve essere incluso in una o più Terapie.</text:p>
      <text:p text:style-name="P36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64">Terapia</text:p>
          </table:table-cell>
          <table:table-cell table:style-name="Table11.A1" office:value-type="string">
            <text:p text:style-name="P64">Operatore</text:p>
          </table:table-cell>
        </table:table-row>
        <table:table-row>
          <table:table-cell table:style-name="Table11.A1" office:value-type="string">
            <text:p text:style-name="P37">1 </text:p>
          </table:table-cell>
          <table:table-cell table:style-name="Table11.A1" office:value-type="string">
            <text:p text:style-name="P67">0..N</text:p>
          </table:table-cell>
        </table:table-row>
        <table:table-row table:style-name="Table11.3">
          <table:table-cell table:style-name="Table11.A1" office:value-type="string">
            <text:p text:style-name="P38"><text:span text:style-name="T41">1</text:span>..N</text:p>
          </table:table-cell>
          <table:table-cell table:style-name="Table11.A1" office:value-type="string">
            <text:p text:style-name="P37">1</text:p>
          </table:table-cell>
        </table:table-row>
        <table:table-row table:style-name="Table11.4">
          <table:table-cell table:style-name="Table11.A1" office:value-type="string">
            <text:p text:style-name="P38">N</text:p>
          </table:table-cell>
          <table:table-cell table:style-name="Table11.A1" office:value-type="string">
            <text:p text:style-name="P67">N</text:p>
          </table:table-cell>
        </table:table-row>
      </table:table>
      <text:p text:style-name="P36"/>
      <text:p text:style-name="P39">L’associazione <text:span text:style-name="T44">Includere</text:span> tra <text:span text:style-name="T41">Terapia-Operatore</text:span><text:span text:style-name="T29"> </text:span>è di tipo <text:span text:style-name="T41">N</text:span>:N.</text:p>
      <text:p text:style-name="P39"/>
      <text:p text:style-name="P39"/>
      <text:p text:style-name="P25"><text:span text:style-name="T5">Associazione </text:span><text:span text:style-name="T45">Corrispondere</text:span><text:span text:style-name="T5"> tra </text:span><text:span text:style-name="T12">Includere</text:span><text:span text:style-name="T8">-</text:span><text:span text:style-name="T12">Ruolo</text:span><text:span text:style-name="T5">:</text:span></text:p>
      <text:p text:style-name="P26"/>
      <text:p text:style-name="P69">Ad una Inclusione deve corrispondere un Ruolo.</text:p>
      <text:p text:style-name="P69">Ad un Ruolo può corrispondere una o più Inclusioni</text:p>
      <text:p text:style-name="P28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30">Inclusione</text:p>
          </table:table-cell>
          <table:table-cell table:style-name="Table20.A1" office:value-type="string">
            <text:p text:style-name="P30">Ruolo</text:p>
          </table:table-cell>
        </table:table-row>
        <table:table-row>
          <table:table-cell table:style-name="Table20.A1" office:value-type="string">
            <text:p text:style-name="P31">1 </text:p>
          </table:table-cell>
          <table:table-cell table:style-name="Table20.A1" office:value-type="string">
            <text:p text:style-name="P70"><text:span text:style-name="T2">1..1</text:span></text:p>
          </table:table-cell>
        </table:table-row>
        <table:table-row table:style-name="Table20.3">
          <table:table-cell table:style-name="Table20.A1" office:value-type="string">
            <text:p text:style-name="P71">0..N</text:p>
          </table:table-cell>
          <table:table-cell table:style-name="Table20.A1" office:value-type="string">
            <text:p text:style-name="P31">1</text:p>
          </table:table-cell>
        </table:table-row>
        <table:table-row table:style-name="Table20.4">
          <table:table-cell table:style-name="Table20.A1" office:value-type="string">
            <text:p text:style-name="P32">N</text:p>
          </table:table-cell>
          <table:table-cell table:style-name="Table20.A1" office:value-type="string">
            <text:p text:style-name="P70">N</text:p>
          </table:table-cell>
        </table:table-row>
      </table:table>
      <text:p text:style-name="P28"/>
      <text:p text:style-name="P33">L’associazione <text:span text:style-name="T46">Corrispondere</text:span> tra <text:span text:style-name="T2">Includere-Ruolo</text:span><text:span text:style-name="T29"> </text:span>è di tipo <text:span text:style-name="T41">N</text:span>:N.</text:p>
      <text:p text:style-name="P33"/>
      <text:p text:style-name="P34"><text:span text:style-name="T5">Associazione </text:span><text:span text:style-name="T42">Subire</text:span><text:span text:style-name="T5"> tra </text:span><text:span text:style-name="T43">Animale</text:span><text:span text:style-name="T8">-E</text:span><text:span text:style-name="T43">same</text:span><text:span text:style-name="T5">:</text:span></text:p>
      <text:p text:style-name="P35"/>
      <text:p text:style-name="P63">Un Animale può subire uno o più Esami.</text:p>
      <text:p text:style-name="P65"><text:span text:style-name="T41">Un Esame deve essere subito da un Animale</text:span> </text:p>
      <text:p text:style-name="P36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4">Animale</text:p>
          </table:table-cell>
          <table:table-cell table:style-name="Table12.A1" office:value-type="string">
            <text:p text:style-name="P64">Esame</text:p>
          </table:table-cell>
        </table:table-row>
        <table:table-row>
          <table:table-cell table:style-name="Table12.A1" office:value-type="string">
            <text:p text:style-name="P37">1 </text:p>
          </table:table-cell>
          <table:table-cell table:style-name="Table12.A1" office:value-type="string">
            <text:p text:style-name="P67">0..N</text:p>
          </table:table-cell>
        </table:table-row>
        <table:table-row table:style-name="Table12.3">
          <table:table-cell table:style-name="Table12.A1" office:value-type="string">
            <text:p text:style-name="P38"><text:span text:style-name="T47">1</text:span>..<text:span text:style-name="T47">1</text:span></text:p>
          </table:table-cell>
          <table:table-cell table:style-name="Table12.A1" office:value-type="string">
            <text:p text:style-name="P37">1</text:p>
          </table:table-cell>
        </table:table-row>
        <table:table-row>
          <table:table-cell table:style-name="Table12.A1" office:value-type="string">
            <text:p text:style-name="P72">1</text:p>
          </table:table-cell>
          <table:table-cell table:style-name="Table12.A1" office:value-type="string">
            <text:p text:style-name="P72">N</text:p>
          </table:table-cell>
        </table:table-row>
      </table:table>
      <text:p text:style-name="P36"/>
      <text:p text:style-name="P39">L’associazione <text:span text:style-name="T48">Subire</text:span> tra <text:span text:style-name="T47">Animale-Esame</text:span><text:span text:style-name="T29"> </text:span>è di tipo 1:N.</text:p>
      <text:p text:style-name="P39"/>
      <text:p text:style-name="P73"><text:span text:style-name="T5">Associazione </text:span><text:span text:style-name="T42">Subire</text:span><text:span text:style-name="T5"> tra </text:span><text:span text:style-name="T43">Animale</text:span><text:span text:style-name="T8">-</text:span><text:span text:style-name="T49">Terapia</text:span><text:span text:style-name="T5">:</text:span></text:p>
      <text:p text:style-name="P74"/>
      <text:p text:style-name="P75">Un Animale può subire uno o più <text:span text:style-name="T47">Terapie</text:span>.</text:p>
      <text:p text:style-name="P76"><text:span text:style-name="T41">Un</text:span><text:span text:style-name="T47">a</text:span><text:span text:style-name="T41"> </text:span><text:span text:style-name="T47">Terapia</text:span><text:span text:style-name="T41"> deve essere subito da un Animale</text:span> </text:p>
      <text:p text:style-name="P77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8">Animale</text:p>
          </table:table-cell>
          <table:table-cell table:style-name="Table13.A1" office:value-type="string">
            <text:p text:style-name="P79">Terapia</text:p>
          </table:table-cell>
        </table:table-row>
        <table:table-row>
          <table:table-cell table:style-name="Table13.A1" office:value-type="string">
            <text:p text:style-name="P80">1 </text:p>
          </table:table-cell>
          <table:table-cell table:style-name="Table13.A1" office:value-type="string">
            <text:p text:style-name="P81">0..N</text:p>
          </table:table-cell>
        </table:table-row>
        <table:table-row table:style-name="Table13.3">
          <table:table-cell table:style-name="Table13.A1" office:value-type="string">
            <text:p text:style-name="P82"><text:span text:style-name="T47">1</text:span>..<text:span text:style-name="T47">1</text:span></text:p>
          </table:table-cell>
          <table:table-cell table:style-name="Table13.A1" office:value-type="string">
            <text:p text:style-name="P80">1</text:p>
          </table:table-cell>
        </table:table-row>
        <table:table-row>
          <table:table-cell table:style-name="Table13.A1" office:value-type="string">
            <text:p text:style-name="P72">1</text:p>
          </table:table-cell>
          <table:table-cell table:style-name="Table13.A1" office:value-type="string">
            <text:p text:style-name="P72">N</text:p>
          </table:table-cell>
        </table:table-row>
      </table:table>
      <text:p text:style-name="P77"/>
      <text:p text:style-name="P83"><text:span text:style-name="T32">L’associazione </text:span><text:span text:style-name="T50">Subire</text:span><text:span text:style-name="T32"> tra </text:span><text:span text:style-name="T51">Animale-Terapia</text:span><text:span text:style-name="T36"> </text:span><text:span text:style-name="T32">è di tipo 1:N.</text:span></text:p>
      <text:p text:style-name="P84"><text:soft-page-break/></text:p>
      <text:p text:style-name="P73"><text:span text:style-name="T5">Associazione </text:span><text:span text:style-name="T42">Subire</text:span><text:span text:style-name="T5"> tra </text:span><text:span text:style-name="T43">Animale</text:span><text:span text:style-name="T8">-</text:span><text:span text:style-name="T49">Diagnosi</text:span><text:span text:style-name="T5">:</text:span></text:p>
      <text:p text:style-name="P74"/>
      <text:p text:style-name="P75">Un Animale può subire uno o più <text:span text:style-name="T47">Diagnosi</text:span>.</text:p>
      <text:p text:style-name="P76"><text:span text:style-name="T41">Un</text:span><text:span text:style-name="T47">a</text:span><text:span text:style-name="T41"> </text:span><text:span text:style-name="T47">Diagnosi</text:span><text:span text:style-name="T41"> deve essere subito da un Animale</text:span> </text:p>
      <text:p text:style-name="P7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8">Animale</text:p>
          </table:table-cell>
          <table:table-cell table:style-name="Table14.A1" office:value-type="string">
            <text:p text:style-name="P79">Diagnosi</text:p>
          </table:table-cell>
        </table:table-row>
        <table:table-row>
          <table:table-cell table:style-name="Table14.A1" office:value-type="string">
            <text:p text:style-name="P80">1 </text:p>
          </table:table-cell>
          <table:table-cell table:style-name="Table14.A1" office:value-type="string">
            <text:p text:style-name="P81">0..N</text:p>
          </table:table-cell>
        </table:table-row>
        <table:table-row table:style-name="Table14.3">
          <table:table-cell table:style-name="Table14.A1" office:value-type="string">
            <text:p text:style-name="P82"><text:span text:style-name="T47">1</text:span>..<text:span text:style-name="T47">1</text:span></text:p>
          </table:table-cell>
          <table:table-cell table:style-name="Table14.A1" office:value-type="string">
            <text:p text:style-name="P80">1</text:p>
          </table:table-cell>
        </table:table-row>
        <table:table-row>
          <table:table-cell table:style-name="Table14.A1" office:value-type="string">
            <text:p text:style-name="P72">1</text:p>
          </table:table-cell>
          <table:table-cell table:style-name="Table14.A1" office:value-type="string">
            <text:p text:style-name="P72">N</text:p>
          </table:table-cell>
        </table:table-row>
      </table:table>
      <text:p text:style-name="P77"/>
      <text:p text:style-name="P83"><text:span text:style-name="T32">L’associazione </text:span><text:span text:style-name="T50">Subire</text:span><text:span text:style-name="T32"> tra </text:span><text:span text:style-name="T51">Animale-Diagnosi</text:span><text:span text:style-name="T36"> </text:span><text:span text:style-name="T32">è di tipo 1:N.</text:span></text:p>
      <text:p text:style-name="P77"/>
      <text:p text:style-name="P34"><text:span text:style-name="T5">Associazione </text:span><text:span text:style-name="T49">Appartenere</text:span><text:span text:style-name="T5"> tra </text:span><text:span text:style-name="T49">Operatore</text:span><text:span text:style-name="T8">-</text:span><text:span text:style-name="T49">TipologiaOperatore</text:span><text:span text:style-name="T5">:</text:span></text:p>
      <text:p text:style-name="P36"><text:span text:style-name="T47">Ad u</text:span>n<text:span text:style-name="T47">a</text:span> <text:span text:style-name="T47">TipologiaOperatore possono appartenere uno o più Operatori</text:span><text:span text:style-name="T29">.</text:span></text:p>
      <text:p text:style-name="P85">Un Operatore deve appartnere ad una TipologiaOperatore.</text:p>
      <text:p text:style-name="P36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9">Operatore</text:p>
          </table:table-cell>
          <table:table-cell table:style-name="Table15.A1" office:value-type="string">
            <text:p text:style-name="P79">TipologiaOperatore</text:p>
          </table:table-cell>
        </table:table-row>
        <table:table-row>
          <table:table-cell table:style-name="Table15.A1" office:value-type="string">
            <text:p text:style-name="P37">1 </text:p>
          </table:table-cell>
          <table:table-cell table:style-name="Table15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15.3">
          <table:table-cell table:style-name="Table15.A1" office:value-type="string">
            <text:p text:style-name="P38">0..N</text:p>
          </table:table-cell>
          <table:table-cell table:style-name="Table15.A1" office:value-type="string">
            <text:p text:style-name="P37">1</text:p>
          </table:table-cell>
        </table:table-row>
        <table:table-row>
          <table:table-cell table:style-name="Table15.A1" office:value-type="string">
            <text:p text:style-name="P38">N</text:p>
          </table:table-cell>
          <table:table-cell table:style-name="Table15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48">Appartenere</text:span> tra <text:span text:style-name="T47">TipologiaOperatore-Operatore</text:span><text:span text:style-name="T29"> </text:span>è di tipo 1:N.</text:p>
      <text:p text:style-name="P39"/>
      <text:p text:style-name="P34"><text:span text:style-name="T5">Associazione </text:span><text:span text:style-name="T52">Appartenere</text:span><text:span text:style-name="T5"> tra </text:span><text:span text:style-name="T49">Aiutante-Ente</text:span><text:span text:style-name="T5">:</text:span></text:p>
      <text:p text:style-name="P35"/>
      <text:p text:style-name="P85">Ad un Ente possono appartnere uno o più Aiutanti.</text:p>
      <text:p text:style-name="P65"><text:span text:style-name="T47">Un Aiutante deve appartenere ad un Ente.</text:span> </text:p>
      <text:p text:style-name="P36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9">Aiutante</text:p>
          </table:table-cell>
          <table:table-cell table:style-name="Table16.A1" office:value-type="string">
            <text:p text:style-name="P79">Ente</text:p>
          </table:table-cell>
        </table:table-row>
        <table:table-row>
          <table:table-cell table:style-name="Table16.A1" office:value-type="string">
            <text:p text:style-name="P37">1 </text:p>
          </table:table-cell>
          <table:table-cell table:style-name="Table16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16.3">
          <table:table-cell table:style-name="Table16.A1" office:value-type="string">
            <text:p text:style-name="P38">0..N</text:p>
          </table:table-cell>
          <table:table-cell table:style-name="Table16.A1" office:value-type="string">
            <text:p text:style-name="P37">1</text:p>
          </table:table-cell>
        </table:table-row>
        <table:table-row>
          <table:table-cell table:style-name="Table16.A1" office:value-type="string">
            <text:p text:style-name="P38">N</text:p>
          </table:table-cell>
          <table:table-cell table:style-name="Table16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48">Appartnere</text:span> tra <text:span text:style-name="T47">Ente-Aiutante</text:span><text:span text:style-name="T29"> </text:span>è di tipo 1:N.</text:p>
      <text:p text:style-name="P39"/>
      <text:p text:style-name="P34"><text:span text:style-name="T5">Associazione </text:span><text:span text:style-name="T52">Salvare</text:span><text:span text:style-name="T5"> tra </text:span><text:span text:style-name="T49">Aiutante-Animale</text:span><text:span text:style-name="T5">:</text:span></text:p>
      <text:p text:style-name="P36">U<text:span text:style-name="T47">n Aiutante può salvare uno o più Animali.</text:span></text:p>
      <text:p text:style-name="P85">Un Animale deve essere salvato da un Aiutante.</text:p>
      <text:p text:style-name="P36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79">Aiutante</text:p>
          </table:table-cell>
          <table:table-cell table:style-name="Table17.A1" office:value-type="string">
            <text:p text:style-name="P79">Animale</text:p>
          </table:table-cell>
        </table:table-row>
        <table:table-row>
          <table:table-cell table:style-name="Table17.A1" office:value-type="string">
            <text:p text:style-name="P37">1 </text:p>
          </table:table-cell>
          <table:table-cell table:style-name="Table17.A1" office:value-type="string">
            <text:p text:style-name="P72">0..N</text:p>
          </table:table-cell>
        </table:table-row>
        <table:table-row table:style-name="Table17.3">
          <table:table-cell table:style-name="Table17.A1" office:value-type="string">
            <text:p text:style-name="P38"><text:span text:style-name="T47">1.</text:span>.<text:span text:style-name="T47">1</text:span></text:p>
          </table:table-cell>
          <table:table-cell table:style-name="Table17.A1" office:value-type="string">
            <text:p text:style-name="P37">1</text:p>
          </table:table-cell>
        </table:table-row>
        <table:table-row table:style-name="Table17.4">
          <table:table-cell table:style-name="Table17.A1" office:value-type="string">
            <text:p text:style-name="P72">1</text:p>
          </table:table-cell>
          <table:table-cell table:style-name="Table17.A1" office:value-type="string">
            <text:p text:style-name="P72">N</text:p>
          </table:table-cell>
        </table:table-row>
      </table:table>
      <text:p text:style-name="P36"/>
      <text:p text:style-name="P39">L’associazione <text:span text:style-name="T48">Salvare</text:span> tra <text:span text:style-name="T47">Aiutante-Animale</text:span><text:span text:style-name="T29"> </text:span>è di tipo 1:N.</text:p>
      <text:p text:style-name="P39"/>
      <text:p text:style-name="P39"/>
      <text:p text:style-name="P39"/>
      <text:p text:style-name="P39"><text:soft-page-break/></text:p>
      <text:p text:style-name="P34"><text:span text:style-name="T5">Associazione </text:span><text:span text:style-name="T52">Appartenere</text:span><text:span text:style-name="T5"> tra </text:span><text:span text:style-name="T49">Indirizzo-Localita</text:span><text:span text:style-name="T5">:</text:span></text:p>
      <text:p text:style-name="P35"/>
      <text:p text:style-name="P85">Ad una Localita possono appartnere uno o più Indirizzi.</text:p>
      <text:p text:style-name="P65"><text:span text:style-name="T47">Un Indirizzo deve appartenere ad una Localita.</text:span> </text:p>
      <text:p text:style-name="P36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79">Indirizzo</text:p>
          </table:table-cell>
          <table:table-cell table:style-name="Table18.A1" office:value-type="string">
            <text:p text:style-name="P79">Localita</text:p>
          </table:table-cell>
        </table:table-row>
        <table:table-row>
          <table:table-cell table:style-name="Table18.A1" office:value-type="string">
            <text:p text:style-name="P37">1 </text:p>
          </table:table-cell>
          <table:table-cell table:style-name="Table18.A1" office:value-type="string">
            <text:p text:style-name="P37"><text:span text:style-name="T9">1</text:span>..<text:span text:style-name="T9">1</text:span></text:p>
          </table:table-cell>
        </table:table-row>
        <table:table-row table:style-name="Table18.3">
          <table:table-cell table:style-name="Table18.A1" office:value-type="string">
            <text:p text:style-name="P38">0..N</text:p>
          </table:table-cell>
          <table:table-cell table:style-name="Table18.A1" office:value-type="string">
            <text:p text:style-name="P37">1</text:p>
          </table:table-cell>
        </table:table-row>
        <table:table-row>
          <table:table-cell table:style-name="Table18.A1" office:value-type="string">
            <text:p text:style-name="P38">N</text:p>
          </table:table-cell>
          <table:table-cell table:style-name="Table18.A1" office:value-type="string">
            <text:p text:style-name="P38">1</text:p>
          </table:table-cell>
        </table:table-row>
      </table:table>
      <text:p text:style-name="P36"/>
      <text:p text:style-name="P39">L’associazione <text:span text:style-name="T48">Appartenere</text:span> tra <text:span text:style-name="T47">Localita-Indirizzo</text:span><text:span text:style-name="T29"> </text:span>è di tipo 1: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1T15:51:26.354855523</meta:creation-date>
    <dc:date>2025-06-02T21:29:00.486757166</dc:date>
    <meta:editing-duration>PT34M52S</meta:editing-duration>
    <meta:editing-cycles>3</meta:editing-cycles>
    <meta:generator>LibreOffice/25.2.0.3$Linux_X86_64 LibreOffice_project/e1cf4a87eb02d755bce1a01209907ea5ddc8f069</meta:generator>
    <meta:document-statistic meta:table-count="30" meta:image-count="0" meta:object-count="0" meta:page-count="10" meta:paragraph-count="423" meta:word-count="1340" meta:character-count="8984" meta:non-whitespace-character-count="8088"/>
  </office:meta>
</office:document-meta>
</file>